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Heading_20_2" style:master-page-name="Standard">
      <style:paragraph-properties fo:break-before="auto" fo:text-indent="-0.635cm" fo:line-height="115%" fo:margin-left="2.54cm" style:writing-mode="lr-tb"/>
    </style:style>
    <style:style style:name="P2" style:family="paragraph" style:parent-style-name="Heading_20_2">
      <style:paragraph-properties fo:break-before="auto" fo:text-indent="-0.635cm" fo:line-height="115%" fo:margin-left="2.54cm" style:writing-mode="lr-tb"/>
    </style:style>
    <style:style style:name="P3" style:family="paragraph" style:parent-style-name="Heading_20_2">
      <style:paragraph-properties fo:break-before="auto" fo:text-indent="-0.635cm" fo:line-height="115%" fo:margin-left="2.54cm" style:writing-mode="lr-tb"/>
    </style:style>
    <style:style style:name="P4" style:family="paragraph" style:parent-style-name="Heading_20_2">
      <style:paragraph-properties fo:text-align="right" fo:break-before="auto" fo:text-indent="-0.635cm" fo:line-height="115%" fo:margin-top="0.635cm" fo:margin-bottom="0.635cm" fo:margin-left="2.54cm" style:writing-mode="lr-tb"/>
    </style:style>
    <style:style style:name="T4_1" style:family="text">
      <style:text-properties style:font-name="Arial" fo:font-size="30pt" style:font-name-asian="Arial" style:font-size-asian="30pt" style:font-name-complex="Arial" style:font-size-complex="30pt"/>
    </style:style>
    <style:style style:name="P5" style:family="paragraph" style:parent-style-name="Heading_20_2">
      <style:paragraph-properties fo:text-align="right" fo:break-before="auto" fo:text-indent="-0.635cm" fo:line-height="115%" fo:margin-top="0.529cm" fo:margin-left="2.54cm" style:writing-mode="lr-tb"/>
    </style:style>
    <style:style style:name="T5_1" style:family="text">
      <style:text-properties style:font-name="Arial" fo:font-size="24pt" style:font-name-asian="Arial" style:font-size-asian="24pt" style:font-name-complex="Arial" style:font-size-complex="24pt" fo:font-weight="normal" style:font-weight-asian="normal" style:font-weight-complex="normal"/>
    </style:style>
    <style:style style:name="T5_2" style:family="text">
      <style:text-properties style:font-name="Arial" fo:font-size="24pt" style:font-name-asian="Arial" style:font-size-asian="24pt" style:font-name-complex="Arial" style:font-size-complex="24pt" fo:font-weight="normal" style:font-weight-asian="normal" style:font-weight-complex="normal"/>
    </style:style>
    <style:style style:name="T5_3" style:family="text">
      <style:text-properties style:font-name="Arial" fo:font-size="24pt" style:font-name-asian="Arial" style:font-size-asian="24pt" style:font-name-complex="Arial" style:font-size-complex="24pt" fo:font-weight="normal" style:font-weight-asian="normal" style:font-weight-complex="normal"/>
    </style:style>
    <style:style style:name="T5_4" style:family="text">
      <style:text-properties style:font-name="Arial" fo:font-size="24pt" style:font-name-asian="Arial" style:font-size-asian="24pt" style:font-name-complex="Arial" style:font-size-complex="24pt" fo:font-weight="normal" style:font-weight-asian="normal" style:font-weight-complex="normal"/>
    </style:style>
    <style:style style:name="T5_5" style:family="text">
      <style:text-properties style:font-name="Arial" fo:font-size="24pt" style:font-name-asian="Arial" style:font-size-asian="24pt" style:font-name-complex="Arial" style:font-size-complex="24pt" fo:font-weight="normal" style:font-weight-asian="normal" style:font-weight-complex="normal"/>
    </style:style>
    <style:style style:name="P6" style:family="paragraph" style:parent-style-name="Standard">
      <style:paragraph-properties fo:text-align="right" fo:break-before="auto" fo:text-indent="1.27cm" fo:line-height="115%" style:writing-mode="lr-tb"/>
    </style:style>
    <style:style style:name="P7" style:family="paragraph" style:parent-style-name="Standard">
      <style:paragraph-properties fo:text-align="right" fo:break-before="auto" fo:text-indent="1.27cm" fo:line-height="115%" style:writing-mode="lr-tb"/>
    </style:style>
    <style:style style:name="P8" style:family="paragraph" style:parent-style-name="Standard">
      <style:paragraph-properties fo:break-before="auto" fo:text-indent="1.27cm" fo:line-height="115%" style:writing-mode="lr-tb"/>
    </style:style>
    <style:style style:name="P9" style:family="paragraph" style:parent-style-name="Standard">
      <style:paragraph-properties fo:break-before="auto" fo:text-indent="1.27cm" fo:line-height="115%" style:writing-mode="lr-tb"/>
    </style:style>
    <style:style style:name="P10" style:family="paragraph" style:parent-style-name="Standard">
      <style:paragraph-properties fo:break-before="auto" fo:text-indent="1.27cm" fo:line-height="115%" style:writing-mode="lr-tb"/>
    </style:style>
    <style:style style:name="P11" style:family="paragraph" style:parent-style-name="Standard">
      <style:paragraph-properties fo:break-before="auto" fo:text-indent="1.27cm" fo:line-height="115%" style:writing-mode="lr-tb"/>
    </style:style>
    <style:style style:name="P12" style:family="paragraph" style:parent-style-name="Standard">
      <style:paragraph-properties fo:break-before="auto" fo:text-indent="1.27cm" fo:line-height="115%" style:writing-mode="lr-tb"/>
    </style:style>
    <style:style style:name="P13" style:family="paragraph" style:parent-style-name="Standard">
      <style:paragraph-properties fo:break-before="auto" fo:text-indent="1.27cm" fo:line-height="115%" style:writing-mode="lr-tb"/>
    </style:style>
    <style:style style:name="P14" style:family="paragraph" style:parent-style-name="Standard">
      <style:paragraph-properties fo:break-before="auto" fo:text-indent="1.27cm" fo:line-height="115%" style:writing-mode="lr-tb"/>
    </style:style>
    <style:style style:name="P15" style:family="paragraph" style:parent-style-name="Standard">
      <style:paragraph-properties fo:break-before="auto" fo:text-indent="1.27cm" fo:line-height="115%" style:writing-mode="lr-tb"/>
    </style:style>
    <style:style style:name="P16" style:family="paragraph" style:parent-style-name="Standard">
      <style:paragraph-properties fo:break-before="auto" fo:text-indent="1.27cm" fo:line-height="115%" style:writing-mode="lr-tb"/>
    </style:style>
    <style:style style:name="P17" style:family="paragraph" style:parent-style-name="Standard">
      <style:paragraph-properties fo:break-before="auto" fo:text-indent="1.27cm" fo:line-height="115%" style:writing-mode="lr-tb"/>
    </style:style>
    <style:style style:name="P18" style:family="paragraph" style:parent-style-name="Standard">
      <style:paragraph-properties fo:break-before="auto" fo:text-indent="1.27cm" fo:line-height="115%" style:writing-mode="lr-tb"/>
    </style:style>
    <style:style style:name="P19" style:family="paragraph" style:parent-style-name="Standard">
      <style:paragraph-properties fo:break-before="auto" fo:text-indent="1.27cm" fo:line-height="115%" style:writing-mode="lr-tb"/>
    </style:style>
    <style:style style:name="P20" style:family="paragraph" style:parent-style-name="Standard">
      <style:paragraph-properties fo:break-before="auto" fo:text-indent="1.27cm" fo:line-height="115%" style:writing-mode="lr-tb"/>
    </style:style>
    <style:style style:name="P21" style:family="paragraph" style:parent-style-name="Standard">
      <style:paragraph-properties fo:break-before="auto" fo:text-indent="1.27cm" fo:line-height="115%" style:writing-mode="lr-tb"/>
    </style:style>
    <style:style style:name="P22" style:family="paragraph" style:parent-style-name="Standard">
      <style:paragraph-properties fo:break-before="auto" fo:text-indent="1.27cm" fo:line-height="115%" style:writing-mode="lr-tb"/>
    </style:style>
    <style:style style:name="P23" style:family="paragraph" style:parent-style-name="Standard">
      <style:paragraph-properties fo:break-before="auto" fo:text-indent="1.27cm" fo:line-height="115%" style:writing-mode="lr-tb"/>
    </style:style>
    <style:style style:name="P24" style:family="paragraph" style:parent-style-name="Standard">
      <style:paragraph-properties fo:break-before="auto" fo:text-indent="1.27cm" fo:line-height="115%" style:writing-mode="lr-tb"/>
    </style:style>
    <style:style style:name="P25" style:family="paragraph" style:parent-style-name="Standard">
      <style:paragraph-properties fo:break-before="auto" fo:text-indent="0cm" fo:line-height="115%" fo:margin-left="0cm" style:writing-mode="lr-tb"/>
    </style:style>
    <style:style style:name="P26" style:family="paragraph" style:parent-style-name="Standard">
      <style:paragraph-properties fo:break-before="auto" fo:text-indent="0cm" fo:line-height="115%" fo:margin-left="0cm" style:writing-mode="lr-tb"/>
    </style:style>
    <style:style style:name="P27" style:family="paragraph" style:parent-style-name="Standard">
      <style:paragraph-properties fo:break-before="auto" fo:text-indent="1.27cm" fo:line-height="115%" fo:margin-left="5.08cm" style:writing-mode="lr-tb"/>
    </style:style>
    <style:style style:name="P28" style:family="paragraph" style:parent-style-name="Standard">
      <style:paragraph-properties fo:break-before="auto" fo:text-indent="0cm" fo:line-height="115%" fo:margin-left="5.08cm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T28_3" style:family="text">
      <style:text-properties fo:font-weight="bold" style:font-weight-asian="bold" style:font-weight-complex="bold"/>
    </style:style>
    <style:style style:name="T28_4" style:family="text">
      <style:text-properties fo:font-weight="bold" style:font-weight-asian="bold" style:font-weight-complex="bold"/>
    </style:style>
    <style:style style:name="T28_5" style:family="text">
      <style:text-properties fo:font-weight="bold" style:font-weight-asian="bold" style:font-weight-complex="bold"/>
    </style:style>
    <style:style style:name="T28_6" style:family="text">
      <style:text-properties fo:font-weight="bold" style:font-weight-asian="bold" style:font-weight-complex="bold"/>
    </style:style>
    <style:style style:name="T28_7" style:family="text">
      <style:text-properties fo:font-weight="bold" style:font-weight-asian="bold" style:font-weight-complex="bold"/>
    </style:style>
    <style:style style:name="T28_8" style:family="text">
      <style:text-properties fo:font-weight="bold" style:font-weight-asian="bold" style:font-weight-complex="bold"/>
    </style:style>
    <style:style style:name="P29" style:family="paragraph" style:parent-style-name="Standard">
      <style:paragraph-properties fo:break-before="auto" fo:text-indent="0cm" fo:line-height="115%" fo:margin-left="5.08cm" style:writing-mode="lr-tb"/>
    </style:style>
    <style:style style:name="P30" style:family="paragraph" style:parent-style-name="Standard">
      <style:paragraph-properties fo:break-before="auto" fo:text-indent="0cm" fo:line-height="115%" fo:margin-left="5.08cm" style:writing-mode="lr-tb"/>
    </style:style>
    <style:style style:name="P31" style:family="paragraph" style:parent-style-name="Standard">
      <style:paragraph-properties fo:break-before="auto" fo:line-height="100%" fo:margin-top="0.106cm" style:writing-mode="lr-tb"/>
    </style:style>
    <style:style style:name="P32" style:family="paragraph" style:parent-style-name="Standard">
      <style:paragraph-properties fo:text-align="center" fo:break-before="auto" fo:line-height="100%" fo:margin-top="0.106cm" style:writing-mode="lr-tb"/>
    </style:style>
    <style:style style:name="T32_1" style:family="text">
      <style:text-properties fo:font-size="18pt" style:font-size-asian="18pt" style:font-size-complex="18pt" fo:font-weight="bold" style:font-weight-asian="bold" style:font-weight-complex="bold"/>
    </style:style>
    <style:style style:name="T32_2" style:family="text">
      <style:text-properties fo:font-size="18pt" style:font-size-asian="18pt" style:font-size-complex="18pt" fo:font-weight="bold" style:font-weight-asian="bold" style:font-weight-complex="bold"/>
    </style:style>
    <style:style style:name="T32_3" style:family="text">
      <style:text-properties fo:font-size="18pt" style:font-size-asian="18pt" style:font-size-complex="18pt" fo:font-weight="bold" style:font-weight-asian="bold" style:font-weight-complex="bold"/>
    </style:style>
    <style:style style:name="T32_4" style:family="text">
      <style:text-properties fo:font-size="18pt" style:font-size-asian="18pt" style:font-size-complex="18pt" fo:font-weight="bold" style:font-weight-asian="bold" style:font-weight-complex="bold"/>
    </style:style>
    <style:style style:name="T32_5" style:family="text">
      <style:text-properties fo:font-size="18pt" style:font-size-asian="18pt" style:font-size-complex="18pt" fo:font-weight="bold" style:font-weight-asian="bold" style:font-weight-complex="bold"/>
    </style:style>
    <style:style style:name="P33" style:family="paragraph" style:parent-style-name="Standard">
      <style:paragraph-properties fo:text-align="center" fo:break-before="auto" fo:line-height="100%" fo:margin-top="0.106cm" fo:margin-bottom="0.106cm" style:writing-mode="lr-tb"/>
    </style:style>
    <style:style style:name="Table1" style:family="table">
      <style:table-properties table:align="left" style:width="15.946cm" fo:margin-left="-0.406cm"/>
    </style:style>
    <style:style style:name="Column1" style:family="table-column">
      <style:table-column-properties style:column-width="2.505cm"/>
    </style:style>
    <style:style style:name="Column2" style:family="table-column">
      <style:table-column-properties style:column-width="1.976cm"/>
    </style:style>
    <style:style style:name="Column3" style:family="table-column">
      <style:table-column-properties style:column-width="5.327cm"/>
    </style:style>
    <style:style style:name="Column4" style:family="table-column">
      <style:table-column-properties style:column-width="6.138cm"/>
    </style:style>
    <style:style style:name="Row1" style:family="table-row"/>
    <style:style style:name="Cell1" style:family="table-cell">
      <style:table-cell-properties fo:background-color="#dfdfdf" style:vertical-align="top" fo:border-top="#000000 0.026cm solid" fo:border-bottom="#000000 0.026cm solid" fo:padding-left="0.203cm" fo:border-left="#000000 0.026cm solid" fo:padding-right="0.203cm" fo:border-right="#000000 0.026cm solid"/>
    </style:style>
    <style:style style:name="P34" style:family="paragraph" style:parent-style-name="Standard">
      <style:paragraph-properties fo:text-align="center" fo:break-before="auto" fo:text-indent="0cm" fo:line-height="100%" fo:margin-top="0.106cm" fo:margin-bottom="0.106cm" fo:margin-left="0cm" fo:margin-right="0cm" fo:keep-together="always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fo:background-color="#dfdfdf" style:vertical-align="top" fo:border-top="#000000 0.026cm solid" fo:border-bottom="#000000 0.026cm solid" fo:padding-left="0.203cm" fo:border-left="#000000 0.026cm solid" fo:padding-right="0.203cm" fo:border-right="#000000 0.026cm solid"/>
    </style:style>
    <style:style style:name="P35" style:family="paragraph" style:parent-style-name="Standard">
      <style:paragraph-properties fo:text-align="center" fo:break-before="auto" fo:text-indent="0cm" fo:line-height="100%" fo:margin-top="0.106cm" fo:margin-bottom="0.106cm" fo:margin-left="0.06cm" fo:margin-right="0cm" fo:keep-together="always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fo:background-color="#dfdfdf" style:vertical-align="top" fo:border-top="#000000 0.026cm solid" fo:border-bottom="#000000 0.026cm solid" fo:padding-left="0.203cm" fo:border-left="#000000 0.026cm solid" fo:padding-right="0.203cm" fo:border-right="#000000 0.026cm solid"/>
    </style:style>
    <style:style style:name="P36" style:family="paragraph" style:parent-style-name="Standard">
      <style:paragraph-properties fo:text-align="center" fo:break-before="auto" fo:text-indent="0cm" fo:line-height="100%" fo:margin-top="0.106cm" fo:margin-bottom="0.106cm" fo:margin-left="0.06cm" fo:margin-right="0cm" fo:keep-together="always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" style:family="table-cell">
      <style:table-cell-properties fo:background-color="#dfdfdf" style:vertical-align="top" fo:border-top="#000000 0.026cm solid" fo:border-bottom="#000000 0.026cm solid" fo:padding-left="0.203cm" fo:border-left="#000000 0.026cm solid" fo:padding-right="0.203cm" fo:border-right="#000000 0.026cm solid"/>
    </style:style>
    <style:style style:name="P37" style:family="paragraph" style:parent-style-name="Standard">
      <style:paragraph-properties fo:text-align="center" fo:break-before="auto" fo:text-indent="0cm" fo:line-height="100%" fo:margin-top="0.106cm" fo:margin-bottom="0.106cm" fo:margin-left="0.053cm" fo:margin-right="0cm" fo:keep-together="always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fo:background-color="#ffffff" style:vertical-align="middle" fo:border-top="#000000 0.026cm solid" fo:border-bottom="#000000 0.026cm solid" fo:padding-left="0.203cm" fo:border-left="#000000 0.026cm solid" fo:padding-right="0.203cm" fo:border-right="#000000 0.026cm solid"/>
    </style:style>
    <style:style style:name="P38" style:family="paragraph" style:parent-style-name="Standard">
      <style:paragraph-properties fo:text-align="center" fo:break-before="auto" fo:text-indent="0cm" fo:line-height="100%" fo:margin-top="0.106cm" fo:margin-bottom="0.106cm" fo:margin-left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fo:background-color="#ffffff" style:vertical-align="middle" fo:border-top="#000000 0.026cm solid" fo:border-bottom="#000000 0.026cm solid" fo:padding-left="0.203cm" fo:border-left="#000000 0.026cm solid" fo:padding-right="0.203cm" fo:border-right="#000000 0.026cm solid"/>
    </style:style>
    <style:style style:name="P39" style:family="paragraph" style:parent-style-name="Standard">
      <style:paragraph-properties fo:text-align="center" fo:break-before="auto" fo:text-indent="0cm" fo:line-height="100%" fo:margin-top="0.106cm" fo:margin-bottom="0.106cm" fo:margin-left="0cm" fo:margin-right="0cm" fo:orphans="2" fo:widows="2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fo:background-color="#ffffff" style:vertical-align="middle" fo:border-top="#000000 0.026cm solid" fo:border-bottom="#000000 0.026cm solid" fo:padding-left="0.203cm" fo:border-left="#000000 0.026cm solid" fo:padding-right="0.203cm" fo:border-right="#000000 0.026cm solid"/>
    </style:style>
    <style:style style:name="P40" style:family="paragraph" style:parent-style-name="Standard">
      <style:paragraph-properties fo:text-align="center" fo:break-before="auto" fo:text-indent="0cm" fo:line-height="100%" fo:margin-top="0.106cm" fo:margin-bottom="0.106cm" fo:margin-left="0cm" fo:margin-right="0cm" fo:orphans="2" fo:widows="2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fo:background-color="#ffffff" style:vertical-align="middle" fo:border-top="#000000 0.026cm solid" fo:border-bottom="#000000 0.026cm solid" fo:padding-left="0.203cm" fo:border-left="#000000 0.026cm solid" fo:padding-right="0.203cm" fo:border-right="#000000 0.026cm solid"/>
    </style:style>
    <style:style style:name="P41" style:family="paragraph" style:parent-style-name="Standard">
      <style:paragraph-properties fo:text-align="center" fo:break-before="auto" fo:text-indent="0cm" fo:line-height="100%" fo:margin-top="0.106cm" fo:margin-bottom="0.106cm" fo:margin-left="0cm" fo:margin-right="0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fo:background-color="#ffffff" style:vertical-align="middle" fo:border-top="#000000 0.026cm solid" fo:border-bottom="#000000 0.026cm solid" fo:padding-left="0.203cm" fo:border-left="#000000 0.026cm solid" fo:padding-right="0.203cm" fo:border-right="#000000 0.026cm solid"/>
    </style:style>
    <style:style style:name="P42" style:family="paragraph" style:parent-style-name="Standard">
      <style:paragraph-properties fo:text-align="center" fo:break-before="auto" fo:text-indent="0cm" fo:line-height="100%" fo:margin-top="0.106cm" fo:margin-bottom="0.106cm" fo:margin-left="0cm" fo:margin-right="0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fo:background-color="#ffffff" style:vertical-align="middle" fo:border-top="#000000 0.026cm solid" fo:border-bottom="#000000 0.026cm solid" fo:padding-left="0.203cm" fo:border-left="#000000 0.026cm solid" fo:padding-right="0.203cm" fo:border-right="#000000 0.026cm solid"/>
    </style:style>
    <style:style style:name="P43" style:family="paragraph" style:parent-style-name="Standard">
      <style:paragraph-properties fo:text-align="center" fo:break-before="auto" fo:text-indent="0cm" fo:line-height="100%" fo:margin-top="0.106cm" fo:margin-bottom="0.106cm" fo:margin-left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fo:background-color="#ffffff" style:vertical-align="middle" fo:border-top="#000000 0.026cm solid" fo:border-bottom="#000000 0.026cm solid" fo:padding-left="0.203cm" fo:border-left="#000000 0.026cm solid" fo:padding-right="0.203cm" fo:border-right="#000000 0.026cm solid"/>
    </style:style>
    <style:style style:name="P44" style:family="paragraph" style:parent-style-name="Standard">
      <style:paragraph-properties fo:text-align="center" fo:break-before="auto" fo:text-indent="0cm" fo:line-height="100%" fo:margin-top="0.106cm" fo:margin-bottom="0.106cm" fo:margin-left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fo:background-color="#ffffff" style:vertical-align="middle" fo:border-top="#000000 0.026cm solid" fo:border-bottom="#000000 0.026cm solid" fo:padding-left="0.203cm" fo:border-left="#000000 0.026cm solid" fo:padding-right="0.203cm" fo:border-right="#000000 0.026cm solid"/>
    </style:style>
    <style:style style:name="P45" style:family="paragraph" style:parent-style-name="Standard">
      <style:paragraph-properties fo:text-align="center" fo:break-before="auto" fo:text-indent="0cm" fo:line-height="100%" fo:margin-top="0.106cm" fo:margin-bottom="0.106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fo:background-color="#ffffff" style:vertical-align="middle" fo:border-top="#000000 0.026cm solid" fo:border-bottom="#000000 0.026cm solid" fo:padding-left="0.203cm" fo:border-left="#000000 0.026cm solid" fo:padding-right="0.203cm" fo:border-right="#000000 0.026cm solid"/>
    </style:style>
    <style:style style:name="P46" style:family="paragraph" style:parent-style-name="Standard">
      <style:paragraph-properties fo:text-align="center" fo:break-before="auto" fo:text-indent="0cm" fo:line-height="100%" fo:margin-top="0.106cm" fo:margin-bottom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fo:background-color="#ffffff" style:vertical-align="middle" fo:border-top="#000000 0.026cm solid" fo:border-bottom="#000000 0.026cm solid" fo:padding-left="0.203cm" fo:border-left="#000000 0.026cm solid" fo:padding-right="0.203cm" fo:border-right="#000000 0.026cm solid"/>
    </style:style>
    <style:style style:name="P47" style:family="paragraph" style:parent-style-name="Standard">
      <style:paragraph-properties fo:text-align="center" fo:break-before="auto" fo:text-indent="0cm" fo:line-height="100%" fo:margin-top="0.106cm" fo:margin-bottom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fo:background-color="#ffffff" style:vertical-align="middle" fo:border-top="#000000 0.026cm solid" fo:border-bottom="#000000 0.026cm solid" fo:padding-left="0.203cm" fo:border-left="#000000 0.026cm solid" fo:padding-right="0.203cm" fo:border-right="#000000 0.026cm solid"/>
    </style:style>
    <style:style style:name="P48" style:family="paragraph" style:parent-style-name="Standard">
      <style:paragraph-properties fo:text-align="center" fo:break-before="auto" fo:text-indent="0cm" fo:line-height="100%" fo:margin-top="0.106cm" fo:margin-bottom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fo:background-color="#ffffff" style:vertical-align="middle" fo:border-top="#000000 0.026cm solid" fo:border-bottom="#000000 0.026cm solid" fo:padding-left="0.203cm" fo:border-left="#000000 0.026cm solid" fo:padding-right="0.203cm" fo:border-right="#000000 0.026cm solid"/>
    </style:style>
    <style:style style:name="P49" style:family="paragraph" style:parent-style-name="Standard">
      <style:paragraph-properties fo:text-align="center" fo:break-before="auto" fo:text-indent="0cm" fo:line-height="100%" fo:margin-top="0.106cm" fo:margin-bottom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Heading_20_1">
      <style:paragraph-properties fo:text-align="justify" fo:break-before="auto" fo:line-height="115%" fo:margin-top="0.529cm" fo:margin-bottom="0.141cm" style:writing-mode="lr-tb"/>
    </style:style>
    <style:style style:name="P51" style:family="paragraph" style:parent-style-name="Heading_20_1">
      <style:paragraph-properties fo:text-align="justify" fo:break-before="auto" fo:text-indent="0.635cm" fo:line-height="115%" fo:margin-top="0cm" style:writing-mode="lr-tb"/>
    </style:style>
    <style:style style:name="T51_1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51_2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51_3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51_4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51_5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P52" style:family="paragraph" style:parent-style-name="Heading_20_1">
      <style:paragraph-properties fo:text-align="justify" fo:break-before="auto" fo:text-indent="1.27cm" fo:line-height="115%" fo:margin-top="0.529cm" style:writing-mode="lr-tb"/>
    </style:style>
    <style:style style:name="T52_1" style:family="text">
      <style:text-properties style:font-name="Arial" fo:font-size="11pt" style:font-name-asian="Arial" style:font-size-asian="11pt" style:font-name-complex="Arial" style:font-size-complex="11pt"/>
    </style:style>
    <style:style style:name="T52_2" style:family="text">
      <style:text-properties style:font-name="Arial" fo:font-size="11pt" style:font-name-asian="Arial" style:font-size-asian="11pt" style:font-name-complex="Arial" style:font-size-complex="11pt"/>
    </style:style>
    <style:style style:name="T52_3" style:family="text">
      <style:text-properties style:font-name="Arial" fo:font-size="11pt" style:font-name-asian="Arial" style:font-size-asian="11pt" style:font-name-complex="Arial" style:font-size-complex="11pt"/>
    </style:style>
    <style:style style:name="T52_4" style:family="text">
      <style:text-properties style:font-name="Arial" fo:font-size="11pt" style:font-name-asian="Arial" style:font-size-asian="11pt" style:font-name-complex="Arial" style:font-size-complex="11pt"/>
    </style:style>
    <style:style style:name="T52_5" style:family="text">
      <style:text-properties style:font-name="Arial" fo:font-size="11pt" style:font-name-asian="Arial" style:font-size-asian="11pt" style:font-name-complex="Arial" style:font-size-complex="11pt"/>
    </style:style>
    <style:style style:name="T52_6" style:family="text">
      <style:text-properties style:font-name="Arial" fo:font-size="11pt" style:font-name-asian="Arial" style:font-size-asian="11pt" style:font-name-complex="Arial" style:font-size-complex="11pt"/>
    </style:style>
    <style:style style:name="T52_7" style:family="text">
      <style:text-properties style:font-name="Arial" fo:font-size="11pt" style:font-name-asian="Arial" style:font-size-asian="11pt" style:font-name-complex="Arial" style:font-size-complex="11pt"/>
    </style:style>
    <style:style style:name="T52_8" style:family="text">
      <style:text-properties style:font-name="Arial" fo:font-size="11pt" style:font-name-asian="Arial" style:font-size-asian="11pt" style:font-name-complex="Arial" style:font-size-complex="11pt"/>
    </style:style>
    <style:style style:name="T52_9" style:family="text">
      <style:text-properties style:font-name="Arial" fo:font-size="11pt" style:font-name-asian="Arial" style:font-size-asian="11pt" style:font-name-complex="Arial" style:font-size-complex="11pt"/>
    </style:style>
    <style:style style:name="T52_10" style:family="text">
      <style:text-properties style:font-name="Arial" fo:font-size="11pt" style:font-name-asian="Arial" style:font-size-asian="11pt" style:font-name-complex="Arial" style:font-size-complex="11pt"/>
    </style:style>
    <style:style style:name="T52_11" style:family="text">
      <style:text-properties style:font-name="Arial" fo:font-size="11pt" style:font-name-asian="Arial" style:font-size-asian="11pt" style:font-name-complex="Arial" style:font-size-complex="11pt"/>
    </style:style>
    <style:style style:name="T52_12" style:family="text">
      <style:text-properties style:font-name="Arial" fo:font-size="11pt" style:font-name-asian="Arial" style:font-size-asian="11pt" style:font-name-complex="Arial" style:font-size-complex="11pt"/>
    </style:style>
    <style:style style:name="T52_13" style:family="text">
      <style:text-properties style:font-name="Arial" fo:font-size="11pt" style:font-name-asian="Arial" style:font-size-asian="11pt" style:font-name-complex="Arial" style:font-size-complex="11pt"/>
    </style:style>
    <style:style style:name="T52_14" style:family="text">
      <style:text-properties style:font-name="Arial" fo:font-size="11pt" style:font-name-asian="Arial" style:font-size-asian="11pt" style:font-name-complex="Arial" style:font-size-complex="11pt"/>
    </style:style>
    <style:style style:name="T52_15" style:family="text">
      <style:text-properties style:font-name="Arial" fo:font-size="11pt" style:font-name-asian="Arial" style:font-size-asian="11pt" style:font-name-complex="Arial" style:font-size-complex="11pt"/>
    </style:style>
    <style:style style:name="T52_16" style:family="text">
      <style:text-properties style:font-name="Arial" fo:font-size="11pt" style:font-name-asian="Arial" style:font-size-asian="11pt" style:font-name-complex="Arial" style:font-size-complex="11pt"/>
    </style:style>
    <style:style style:name="T52_17" style:family="text">
      <style:text-properties style:font-name="Arial" fo:font-size="11pt" style:font-name-asian="Arial" style:font-size-asian="11pt" style:font-name-complex="Arial" style:font-size-complex="11pt"/>
    </style:style>
    <style:style style:name="T52_18" style:family="text">
      <style:text-properties style:font-name="Arial" fo:font-size="11pt" style:font-name-asian="Arial" style:font-size-asian="11pt" style:font-name-complex="Arial" style:font-size-complex="11pt"/>
    </style:style>
    <style:style style:name="T52_19" style:family="text">
      <style:text-properties style:font-name="Arial" fo:font-size="11pt" style:font-name-asian="Arial" style:font-size-asian="11pt" style:font-name-complex="Arial" style:font-size-complex="11pt"/>
    </style:style>
    <style:style style:name="T52_20" style:family="text">
      <style:text-properties style:font-name="Arial" fo:font-size="11pt" style:font-name-asian="Arial" style:font-size-asian="11pt" style:font-name-complex="Arial" style:font-size-complex="11pt"/>
    </style:style>
    <style:style style:name="T52_21" style:family="text">
      <style:text-properties style:font-name="Arial" fo:font-size="11pt" style:font-name-asian="Arial" style:font-size-asian="11pt" style:font-name-complex="Arial" style:font-size-complex="11pt"/>
    </style:style>
    <style:style style:name="T52_22" style:family="text">
      <style:text-properties style:font-name="Arial" fo:font-size="11pt" style:font-name-asian="Arial" style:font-size-asian="11pt" style:font-name-complex="Arial" style:font-size-complex="11pt"/>
    </style:style>
    <style:style style:name="T52_23" style:family="text">
      <style:text-properties style:font-name="Arial" fo:font-size="11pt" style:font-name-asian="Arial" style:font-size-asian="11pt" style:font-name-complex="Arial" style:font-size-complex="11pt"/>
    </style:style>
    <style:style style:name="T52_24" style:family="text">
      <style:text-properties style:font-name="Arial" fo:font-size="11pt" style:font-name-asian="Arial" style:font-size-asian="11pt" style:font-name-complex="Arial" style:font-size-complex="11pt"/>
    </style:style>
    <style:style style:name="T52_25" style:family="text">
      <style:text-properties style:font-name="Arial" fo:font-size="11pt" style:font-name-asian="Arial" style:font-size-asian="11pt" style:font-name-complex="Arial" style:font-size-complex="11pt"/>
    </style:style>
    <style:style style:name="T52_26" style:family="text">
      <style:text-properties style:font-name="Arial" fo:font-size="11pt" style:font-name-asian="Arial" style:font-size-asian="11pt" style:font-name-complex="Arial" style:font-size-complex="11pt"/>
    </style:style>
    <style:style style:name="T52_27" style:family="text">
      <style:text-properties style:font-name="Arial" fo:font-size="11pt" style:font-name-asian="Arial" style:font-size-asian="11pt" style:font-name-complex="Arial" style:font-size-complex="11pt"/>
    </style:style>
    <style:style style:name="T52_28" style:family="text">
      <style:text-properties style:font-name="Arial" fo:font-size="11pt" style:font-name-asian="Arial" style:font-size-asian="11pt" style:font-name-complex="Arial" style:font-size-complex="11pt"/>
    </style:style>
    <style:style style:name="P53" style:family="paragraph" style:parent-style-name="Heading_20_1">
      <style:paragraph-properties fo:text-align="justify" fo:break-before="auto" fo:text-indent="0cm" fo:line-height="115%" fo:margin-top="0.529cm" fo:margin-left="0cm" style:writing-mode="lr-tb"/>
    </style:style>
    <style:style style:name="P54" style:family="paragraph" style:parent-style-name="Heading_20_1">
      <style:paragraph-properties fo:text-align="justify" fo:break-before="auto" fo:text-indent="0cm" fo:line-height="115%" fo:margin-top="0.529cm" fo:margin-left="0cm" style:writing-mode="lr-tb"/>
    </style:style>
    <style:style style:name="T54_1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54_2" style:family="text">
      <style:text-properties fo:font-size="14pt" style:font-size-asian="14pt" style:font-size-complex="14pt" fo:font-weight="bold" style:font-weight-asian="bold" style:font-weight-complex="bold"/>
    </style:style>
    <style:style style:name="T54_3" style:family="text"/>
    <style:style style:name="T54_4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54_5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54_6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54_7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54_8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text-align="justify" fo:break-before="auto" fo:text-indent="1.27cm" fo:line-height="115%" fo:margin-left="0cm" style:writing-mode="lr-tb"/>
    </style:style>
    <style:style style:name="T56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4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4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4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4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4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4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4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5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5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5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5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5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5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5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5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5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5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6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6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6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6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6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6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6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6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6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6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7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7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7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7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7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7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7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7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7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7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8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8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8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8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8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8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8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8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8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8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9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9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9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9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9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9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9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9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9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9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10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10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10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10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10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10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10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10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10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10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1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1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1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1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1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1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6_1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57" style:family="paragraph" style:parent-style-name="Standard">
      <style:paragraph-properties fo:text-align="justify" fo:break-before="auto" fo:text-indent="1.005cm" fo:line-height="115%" fo:margin-left="-0.053cm" style:writing-mode="lr-tb"/>
    </style:style>
    <style:style style:name="T57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4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4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4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4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4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4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4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5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5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5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5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5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5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5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5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5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5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6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6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6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6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6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6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6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6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6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6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7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7_7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58" style:family="paragraph" style:parent-style-name="Standard">
      <style:paragraph-properties fo:text-align="justify" fo:break-before="auto" fo:text-indent="1.005cm" fo:line-height="115%" fo:margin-left="-0.053cm" style:writing-mode="lr-tb"/>
    </style:style>
    <style:style style:name="T58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4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4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4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4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4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4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4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5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5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5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5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5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5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5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5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5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5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6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6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6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6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6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6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6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6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6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6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7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7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7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7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7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8_7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59" style:family="paragraph" style:parent-style-name="Standard">
      <style:paragraph-properties fo:text-align="justify" fo:break-before="auto" fo:text-indent="1.005cm" fo:line-height="115%" fo:margin-left="-0.053cm" style:writing-mode="lr-tb"/>
    </style:style>
    <style:style style:name="T59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4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4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4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4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4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4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4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5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5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5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5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5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5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5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5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5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5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6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6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6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6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6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6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6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6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6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6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7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7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7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7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7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7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60" style:family="paragraph" style:parent-style-name="Standard">
      <style:paragraph-properties fo:text-align="justify" fo:break-before="auto" fo:text-indent="1.005cm" fo:line-height="115%" fo:margin-left="-0.053cm" style:writing-mode="lr-tb"/>
    </style:style>
    <style:style style:name="T60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4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4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4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4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4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4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4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5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5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5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5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5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5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5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5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5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5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6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6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6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6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6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6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6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6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6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6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7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7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7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7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7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7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7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7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7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7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8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8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8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8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8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8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8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8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8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8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9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9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9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9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9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9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9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9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9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9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0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0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0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0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0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0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0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0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0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0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4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4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4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4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4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4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4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5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5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5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5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5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5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5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5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5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5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6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6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6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0_16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61" style:family="paragraph" style:parent-style-name="Standard">
      <style:paragraph-properties fo:text-align="justify" fo:break-before="auto" fo:text-indent="1.005cm" fo:line-height="115%" fo:margin-left="-0.053cm" style:writing-mode="lr-tb"/>
    </style:style>
    <style:style style:name="T61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4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4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4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4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4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4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4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5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5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5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5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5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5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5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5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5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5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6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6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6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6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6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6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6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6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6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6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7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1_7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62" style:family="paragraph" style:parent-style-name="Standard">
      <style:paragraph-properties fo:text-align="justify" fo:break-before="auto" fo:text-indent="1.005cm" fo:line-height="115%" fo:margin-left="-0.053cm" style:writing-mode="lr-tb"/>
    </style:style>
    <style:style style:name="T62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4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4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4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4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4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4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4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5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5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5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5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5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5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5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5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5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5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6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6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6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6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6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6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6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6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6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6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7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7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7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7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7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7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7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7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7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7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8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8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8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8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8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8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8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8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8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2_8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63" style:family="paragraph" style:parent-style-name="Standard">
      <style:paragraph-properties fo:text-align="justify" fo:break-before="auto" fo:text-indent="1.005cm" fo:line-height="150%" fo:margin-left="-0.053cm" style:writing-mode="lr-tb"/>
    </style:style>
    <style:style style:name="P64" style:family="paragraph" style:parent-style-name="Heading_20_1">
      <style:paragraph-properties fo:break-before="auto" fo:line-height="115%" fo:margin-top="0.847cm" fo:margin-bottom="0.212cm" style:writing-mode="lr-tb"/>
    </style:style>
    <style:style style:name="T64_1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64_2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64_3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64_4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64_5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64_6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64_7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64_8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64_9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64_10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64_11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64_12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P65" style:family="paragraph" style:parent-style-name="Standard">
      <style:paragraph-properties fo:break-before="auto" fo:text-indent="1.27cm" fo:line-height="115%" style:writing-mode="lr-tb"/>
    </style:style>
    <style:style style:name="T65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5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5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5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5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5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5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5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5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5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5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5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66" style:family="paragraph" style:parent-style-name="Heading_20_1">
      <style:paragraph-properties fo:break-before="auto" fo:line-height="115%" fo:margin-top="0.847cm" fo:margin-bottom="0.212cm" style:writing-mode="lr-tb"/>
    </style:style>
    <style:style style:name="T66_1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66_2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P67" style:family="paragraph" style:parent-style-name="Standard">
      <style:paragraph-properties fo:break-before="auto" fo:text-indent="1.27cm" fo:line-height="115%" style:writing-mode="lr-tb"/>
    </style:style>
    <style:style style:name="T67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7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7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7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7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7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7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7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7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7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7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7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7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7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7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7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7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7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7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7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7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7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7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7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7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7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7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7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68" style:family="paragraph" style:parent-style-name="Heading_20_1">
      <style:paragraph-properties fo:break-before="auto" fo:line-height="115%" fo:margin-top="0.847cm" fo:margin-bottom="0.212cm" style:writing-mode="lr-tb"/>
    </style:style>
    <style:style style:name="T68_1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68_2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P69" style:family="paragraph" style:parent-style-name="Standard">
      <style:paragraph-properties fo:break-before="auto" fo:text-indent="1.27cm" fo:line-height="115%" style:writing-mode="lr-tb"/>
    </style:style>
    <style:style style:name="T69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4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4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4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4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4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4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4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5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5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5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5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5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5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5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5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5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5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6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6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6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6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6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6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6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6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6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6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7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7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7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7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7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7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7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7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7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7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8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8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8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8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8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8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8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8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8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8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9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9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9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9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9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9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9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9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9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9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0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0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0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0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0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0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0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0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0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0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9_1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70" style:family="paragraph" style:parent-style-name="Standard">
      <style:paragraph-properties fo:break-before="auto" fo:text-indent="1.27cm" fo:line-height="115%" style:writing-mode="lr-tb"/>
    </style:style>
    <style:style style:name="T70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4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4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4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4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4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4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4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5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5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5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5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5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5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5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5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5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5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6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6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6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6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6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6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6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6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6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6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7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7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7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7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7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7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7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7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7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7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8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8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8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8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8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8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8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8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8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8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9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9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0_9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71" style:family="paragraph" style:parent-style-name="Standard">
      <style:paragraph-properties fo:text-align="justify" fo:break-before="auto" fo:line-height="115%" style:writing-mode="lr-tb"/>
    </style:style>
    <style:style style:name="P72" style:family="paragraph" style:parent-style-name="Heading_20_1">
      <style:paragraph-properties fo:break-before="auto" fo:line-height="115%" fo:margin-top="0.847cm" fo:margin-bottom="0.212cm" style:writing-mode="lr-tb"/>
    </style:style>
    <style:style style:name="T72_1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72_2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72_3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72_4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72_5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72_6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style:font-name="Times New Roman" style:font-name-asian="Times New Roman" style:font-name-complex="Times New Roman"/>
    </style:style>
    <style:style style:name="Table2" style:family="table">
      <style:table-properties table:align="left" style:width="15.531cm" fo:margin-left="-0.176cm"/>
    </style:style>
    <style:style style:name="Column5" style:family="table-column">
      <style:table-column-properties style:column-width="4.075cm"/>
    </style:style>
    <style:style style:name="Column6" style:family="table-column">
      <style:table-column-properties style:column-width="4.26cm"/>
    </style:style>
    <style:style style:name="Column7" style:family="table-column">
      <style:table-column-properties style:column-width="7.197cm"/>
    </style:style>
    <style:style style:name="Row5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Times New Roman" fo:font-size="15pt" style:font-name-asian="Times New Roman" style:font-size-asian="15pt" style:font-name-complex="Times New Roman" style:font-size-complex="15pt" fo:font-weight="bold" style:font-weight-asian="bold" style:font-weight-complex="bold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Times New Roman" fo:font-size="15pt" style:font-name-asian="Times New Roman" style:font-size-asian="15pt" style:font-name-complex="Times New Roman" style:font-size-complex="15pt" fo:font-weight="bold" style:font-weight-asian="bold" style:font-weight-complex="bold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Times New Roman" fo:font-size="15pt" style:font-name-asian="Times New Roman" style:font-size-asian="15pt" style:font-name-complex="Times New Roman" style:font-size-complex="15pt" fo:font-weight="bold" style:font-weight-asian="bold" style:font-weight-complex="bold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Times New Roman" fo:font-size="15pt" style:font-name-asian="Times New Roman" style:font-size-asian="15pt" style:font-name-complex="Times New Roman" style:font-size-complex="15pt" fo:font-weight="bold" style:font-weight-asian="bold" style:font-weight-complex="bold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Times New Roman" fo:font-size="15pt" style:font-name-asian="Times New Roman" style:font-size-asian="15pt" style:font-name-complex="Times New Roman" style:font-size-complex="15pt" fo:font-weight="bold" style:font-weight-asian="bold" style:font-weight-complex="bold" style:text-underline-style="none"/>
    </style:style>
    <style:style style:name="Row6" style:family="table-row"/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.106cm" fo:margin-bottom="0.106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style:font-name="Times New Roman" style:font-name-asian="Times New Roman" style:font-name-complex="Times New Roman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style:font-name="Times New Roman" style:font-name-asian="Times New Roman" style:font-name-complex="Times New Roman"/>
    </style:style>
    <style:style style:name="T96_2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96_3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96_4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96_5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96_6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96_7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96_8" style:family="text">
      <style:text-properties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P98" style:family="paragraph" style:parent-style-name="Standard">
      <style:paragraph-properties fo:break-before="auto" fo:text-indent="1.27cm" fo:line-height="115%" style:writing-mode="lr-tb"/>
    </style:style>
    <style:style style:name="T98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1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1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1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1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1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1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1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1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2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2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2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2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2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2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2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2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2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3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3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3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3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3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3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3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3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3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3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4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4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4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4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4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4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4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4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4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4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5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5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5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5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5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5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5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5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5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5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6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6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6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6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6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6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6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6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6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6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7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7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7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7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7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7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7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7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7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7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8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8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8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8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8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8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8_8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99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>
      <style:text-properties fo:font-size="24pt" style:font-size-asian="24pt" style:font-size-complex="24pt" fo:font-weight="bold" style:font-weight-asian="bold" style:font-weight-complex="bold"/>
    </style:style>
    <style:style style:name="T102_2" style:family="text">
      <style:text-properties fo:font-size="24pt" style:font-size-asian="24pt" style:font-size-complex="24pt" fo:font-weight="bold" style:font-weight-asian="bold" style:font-weight-complex="bold"/>
    </style:style>
    <style:style style:name="P103" style:family="paragraph" style:parent-style-name="Heading_20_2">
      <style:paragraph-properties fo:break-before="auto" fo:line-height="115%" fo:margin-top="0.635cm" fo:margin-bottom="0.141cm" style:writing-mode="lr-tb"/>
    </style:style>
    <style:style style:name="T103_1" style:family="text">
      <style:text-properties style:font-name="Arial" fo:font-size="17pt" style:font-name-asian="Arial" style:font-size-asian="17pt" style:font-name-complex="Arial" style:font-size-complex="17pt"/>
    </style:style>
    <style:style style:name="T103_2" style:family="text">
      <style:text-properties style:font-name="Arial" fo:font-size="17pt" style:font-name-asian="Arial" style:font-size-asian="17pt" style:font-name-complex="Arial" style:font-size-complex="17pt"/>
    </style:style>
    <style:style style:name="T103_3" style:family="text">
      <style:text-properties style:font-name="Arial" fo:font-size="17pt" style:font-name-asian="Arial" style:font-size-asian="17pt" style:font-name-complex="Arial" style:font-size-complex="17pt"/>
    </style:style>
    <style:style style:name="T103_4" style:family="text">
      <style:text-properties style:font-name="Arial" fo:font-size="17pt" style:font-name-asian="Arial" style:font-size-asian="17pt" style:font-name-complex="Arial" style:font-size-complex="17pt"/>
    </style:style>
    <style:style style:name="T103_5" style:family="text">
      <style:text-properties style:font-name="Arial" fo:font-size="17pt" style:font-name-asian="Arial" style:font-size-asian="17pt" style:font-name-complex="Arial" style:font-size-complex="17pt"/>
    </style:style>
    <style:style style:name="T103_6" style:family="text">
      <style:text-properties style:font-name="Arial" fo:font-size="17pt" style:font-name-asian="Arial" style:font-size-asian="17pt" style:font-name-complex="Arial" style:font-size-complex="17pt"/>
    </style:style>
    <style:style style:name="T103_7" style:family="text">
      <style:text-properties style:font-name="Arial" fo:font-size="17pt" style:font-name-asian="Arial" style:font-size-asian="17pt" style:font-name-complex="Arial" style:font-size-complex="17pt"/>
    </style:style>
    <style:style style:name="T103_8" style:family="text">
      <style:text-properties style:font-name="Arial" fo:font-size="17pt" style:font-name-asian="Arial" style:font-size-asian="17pt" style:font-name-complex="Arial" style:font-size-complex="17pt"/>
    </style:style>
    <style:style style:name="T103_9" style:family="text">
      <style:text-properties style:font-name="Arial" fo:font-size="17pt" style:font-name-asian="Arial" style:font-size-asian="17pt" style:font-name-complex="Arial" style:font-size-complex="17pt"/>
    </style:style>
    <style:style style:name="T103_10" style:family="text">
      <style:text-properties style:font-name="Arial" fo:font-size="17pt" style:font-name-asian="Arial" style:font-size-asian="17pt" style:font-name-complex="Arial" style:font-size-complex="17pt"/>
    </style:style>
    <style:style style:name="P104" style:family="paragraph" style:parent-style-name="Standard">
      <style:paragraph-properties fo:break-before="auto" fo:line-height="115%" style:writing-mode="lr-tb"/>
    </style:style>
    <style:style style:name="Table3" style:family="table">
      <style:table-properties table:align="left" style:width="16.14cm" fo:margin-left="-0.309cm"/>
    </style:style>
    <style:style style:name="Column8" style:family="table-column">
      <style:table-column-properties style:column-width="3.678cm"/>
    </style:style>
    <style:style style:name="Column9" style:family="table-column">
      <style:table-column-properties style:column-width="2.699cm"/>
    </style:style>
    <style:style style:name="Column10" style:family="table-column">
      <style:table-column-properties style:column-width="3.122cm"/>
    </style:style>
    <style:style style:name="Column11" style:family="table-column">
      <style:table-column-properties style:column-width="1.244cm"/>
    </style:style>
    <style:style style:name="Column12" style:family="table-column">
      <style:table-column-properties style:column-width="2.302cm"/>
    </style:style>
    <style:style style:name="Column13" style:family="table-column">
      <style:table-column-properties style:column-width="3.096cm"/>
    </style:style>
    <style:style style:name="Row12" style:family="table-row"/>
    <style:style style:name="Cell3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05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0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07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0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0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1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3" style:family="table-row"/>
    <style:style style:name="Cell4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11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1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13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1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1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1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4" style:family="table-row"/>
    <style:style style:name="Cell5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17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1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19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2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5" style:family="table-row"/>
    <style:style style:name="Cell5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23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25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2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6" style:family="table-row"/>
    <style:style style:name="Cell6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29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1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7" style:family="table-row"/>
    <style:style style:name="Cell6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5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7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8" style:family="table-row"/>
    <style:style style:name="Cell7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1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3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9" style:family="table-row"/>
    <style:style style:name="Cell8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7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9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0" style:family="table-row"/>
    <style:style style:name="Cell8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3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5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9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1" style:family="table-row"/>
    <style:style style:name="Cell9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9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9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6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61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6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9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6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6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2" style:family="table-row"/>
    <style:style style:name="Cell9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65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9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6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67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6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6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7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3" style:family="table-row"/>
    <style:style style:name="Cell10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71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7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73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7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7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7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77" style:family="paragraph" style:parent-style-name="Standard">
      <style:paragraph-properties fo:break-before="auto" fo:line-height="115%" style:writing-mode="lr-tb"/>
    </style:style>
    <style:style style:name="P178" style:family="paragraph" style:parent-style-name="Heading_20_2">
      <style:paragraph-properties fo:break-before="auto" fo:line-height="115%" fo:margin-top="0.635cm" fo:margin-bottom="0.141cm" style:writing-mode="lr-tb"/>
    </style:style>
    <style:style style:name="T178_1" style:family="text">
      <style:text-properties style:font-name="Arial" fo:font-size="17pt" style:font-name-asian="Arial" style:font-size-asian="17pt" style:font-name-complex="Arial" style:font-size-complex="17pt"/>
    </style:style>
    <style:style style:name="T178_2" style:family="text">
      <style:text-properties style:font-name="Arial" fo:font-size="17pt" style:font-name-asian="Arial" style:font-size-asian="17pt" style:font-name-complex="Arial" style:font-size-complex="17pt"/>
    </style:style>
    <style:style style:name="T178_3" style:family="text">
      <style:text-properties style:font-name="Arial" fo:font-size="17pt" style:font-name-asian="Arial" style:font-size-asian="17pt" style:font-name-complex="Arial" style:font-size-complex="17pt"/>
    </style:style>
    <style:style style:name="T178_4" style:family="text">
      <style:text-properties style:font-name="Arial" fo:font-size="17pt" style:font-name-asian="Arial" style:font-size-asian="17pt" style:font-name-complex="Arial" style:font-size-complex="17pt"/>
    </style:style>
    <style:style style:name="T178_5" style:family="text">
      <style:text-properties style:font-name="Arial" fo:font-size="17pt" style:font-name-asian="Arial" style:font-size-asian="17pt" style:font-name-complex="Arial" style:font-size-complex="17pt"/>
    </style:style>
    <style:style style:name="T178_6" style:family="text">
      <style:text-properties style:font-name="Arial" fo:font-size="17pt" style:font-name-asian="Arial" style:font-size-asian="17pt" style:font-name-complex="Arial" style:font-size-complex="17pt"/>
    </style:style>
    <style:style style:name="T178_7" style:family="text">
      <style:text-properties style:font-name="Arial" fo:font-size="17pt" style:font-name-asian="Arial" style:font-size-asian="17pt" style:font-name-complex="Arial" style:font-size-complex="17pt"/>
    </style:style>
    <style:style style:name="T178_8" style:family="text">
      <style:text-properties style:font-name="Arial" fo:font-size="17pt" style:font-name-asian="Arial" style:font-size-asian="17pt" style:font-name-complex="Arial" style:font-size-complex="17pt"/>
    </style:style>
    <style:style style:name="T178_9" style:family="text">
      <style:text-properties style:font-name="Arial" fo:font-size="17pt" style:font-name-asian="Arial" style:font-size-asian="17pt" style:font-name-complex="Arial" style:font-size-complex="17pt"/>
    </style:style>
    <style:style style:name="T178_10" style:family="text">
      <style:text-properties style:font-name="Arial" fo:font-size="17pt" style:font-name-asian="Arial" style:font-size-asian="17pt" style:font-name-complex="Arial" style:font-size-complex="17pt"/>
    </style:style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80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80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80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80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80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81" style:family="paragraph" style:parent-style-name="Standard">
      <style:paragraph-properties fo:break-before="auto" fo:line-height="115%" style:writing-mode="lr-tb"/>
    </style:style>
    <style:style style:name="P182" style:family="paragraph" style:parent-style-name="Heading_20_1">
      <style:paragraph-properties fo:text-align="justify" fo:break-before="auto" fo:line-height="115%" fo:margin-top="0.529cm" style:writing-mode="lr-tb"/>
    </style:style>
    <style:style style:name="T182_1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182_2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P183" style:family="paragraph" style:parent-style-name="Standard">
      <style:paragraph-properties fo:break-before="auto" fo:line-height="115%" style:writing-mode="lr-tb"/>
    </style:style>
    <style:style style:name="P184" style:family="paragraph" style:parent-style-name="Standard">
      <style:paragraph-properties fo:text-align="justify" fo:break-before="auto" fo:text-indent="1.27cm" fo:line-height="115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T184_21" style:family="text"/>
    <style:style style:name="T184_22" style:family="text"/>
    <style:style style:name="T184_23" style:family="text"/>
    <style:style style:name="T184_24" style:family="text"/>
    <style:style style:name="T184_25" style:family="text"/>
    <style:style style:name="T184_26" style:family="text"/>
    <style:style style:name="P185" style:family="paragraph" style:parent-style-name="Standard">
      <style:paragraph-properties fo:text-align="justify" fo:break-before="auto" fo:text-indent="1.27cm" fo:line-height="115%" style:writing-mode="lr-tb"/>
    </style:style>
    <style:style style:name="P186" style:family="paragraph" style:parent-style-name="Standard">
      <style:paragraph-properties fo:text-align="justify" fo:break-before="auto" fo:text-indent="1.27cm" fo:line-height="115%" style:writing-mode="lr-tb"/>
    </style:style>
    <style:style style:name="Table4" style:family="table">
      <style:table-properties table:align="left" style:width="17.066cm" fo:margin-left="-0.882cm"/>
    </style:style>
    <style:style style:name="Column14" style:family="table-column">
      <style:table-column-properties style:column-width="4.154cm"/>
    </style:style>
    <style:style style:name="Column15" style:family="table-column">
      <style:table-column-properties style:column-width="5.98cm"/>
    </style:style>
    <style:style style:name="Column16" style:family="table-column">
      <style:table-column-properties style:column-width="2.514cm"/>
    </style:style>
    <style:style style:name="Column17" style:family="table-column">
      <style:table-column-properties style:column-width="4.419cm"/>
    </style:style>
    <style:style style:name="Row24" style:family="table-row"/>
    <style:style style:name="Cell110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7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1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12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9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13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0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5" style:family="table-row"/>
    <style:style style:name="Cell11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3" style:family="paragraph" style:parent-style-name="Standard">
      <style:paragraph-properties fo:text-align="justify" fo:break-before="auto" fo:text-indent="1.27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4" style:family="paragraph" style:parent-style-name="Standard">
      <style:paragraph-properties fo:text-align="justify" fo:break-before="auto" fo:text-indent="1.27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11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5" style:family="paragraph" style:parent-style-name="Standard">
      <style:paragraph-properties fo:text-align="left" fo:break-before="auto" fo:text-indent="0cm" fo:line-height="100%" fo:margin-top="0.106cm" fo:margin-bottom="0.106cm" fo:margin-left="0cm" fo:margin-right="0cm" fo:orphans="2" fo:widows="2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justify" fo:break-before="auto" fo:text-indent="1.27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8" style:family="paragraph" style:parent-style-name="Standard">
      <style:paragraph-properties fo:text-align="justify" fo:break-before="auto" fo:text-indent="1.27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12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1" style:family="paragraph" style:parent-style-name="Standard">
      <style:paragraph-properties fo:text-align="justify" fo:break-before="auto" fo:text-indent="1.27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2" style:family="paragraph" style:parent-style-name="Standard">
      <style:paragraph-properties fo:text-align="justify" fo:break-before="auto" fo:text-indent="1.27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3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bookmark-start text:name="h.gjdgxs"/><text:bookmark-end text:name="h.gjdgxs"/></text:h>
      <text:h text:style-name="P2" text:outline-level="10"><text:bookmark-start text:name="h.30j0zll"/><text:bookmark-end text:name="h.30j0zll"/></text:h>
      <text:h text:style-name="P3" text:outline-level="10"><text:bookmark-start text:name="h.1fob9te"/><text:bookmark-end text:name="h.1fob9te"/></text:h>
      <text:h text:style-name="P4" text:outline-level="10"><text:bookmark-start text:name="h.3znysh7"/><text:bookmark-end text:name="h.3znysh7"/><text:span text:style-name="T4_1">SisComp</text:span></text:h>
      <text:h text:style-name="P5" text:outline-level="10"><text:bookmark-start text:name="h.2et92p0"/><text:bookmark-end text:name="h.2et92p0"/><text:span text:style-name="T5_1">Método</text:span><text:span text:style-name="T5_2"><text:s/></text:span><text:span text:style-name="T5_3">de</text:span><text:span text:style-name="T5_4"><text:s/></text:span><text:span text:style-name="T5_5">Estimativa</text:span></text:h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<text:span text:style-name="T28_1">Goiânia</text:span><text:span text:style-name="T28_2">,<text:s/>10<text:s/></text:span><text:span text:style-name="T28_3">de</text:span><text:span text:style-name="T28_4"><text:s/></text:span><text:span text:style-name="T28_5">Fevereiro</text:span><text:span text:style-name="T28_6"><text:s/></text:span><text:span text:style-name="T28_7">de</text:span><text:span text:style-name="T28_8"><text:s/>2016</text:span></text:p>
      <text:p text:style-name="P29"/>
      <text:p text:style-name="P30"/>
      <text:p text:style-name="P31"/>
      <text:p text:style-name="P32"><text:span text:style-name="T32_1">Histórico</text:span><text:span text:style-name="T32_2"><text:s/></text:span><text:span text:style-name="T32_3">de</text:span><text:span text:style-name="T32_4"><text:s/></text:span><text:span text:style-name="T32_5">Alterações</text:span></text:p>
      <text:p text:style-name="P33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34"><text:span text:style-name="T34_1">Data</text:span></text:p>
          </table:table-cell>
          <table:table-cell table:style-name="Cell2">
            <text:p text:style-name="P35"><text:span text:style-name="T35_1">Versão</text:span></text:p>
          </table:table-cell>
          <table:table-cell table:style-name="Cell3">
            <text:p text:style-name="P36"><text:span text:style-name="T36_1">Descrição</text:span></text:p>
          </table:table-cell>
          <table:table-cell table:style-name="Cell4">
            <text:p text:style-name="P37"><text:span text:style-name="T37_1">Responsável</text:span></text:p>
          </table:table-cell>
        </table:table-row>
        <table:table-row table:style-name="Row2">
          <table:table-cell table:style-name="Cell5">
            <text:p text:style-name="P38"><text:span text:style-name="T38_1">06/02/2016</text:span></text:p>
          </table:table-cell>
          <table:table-cell table:style-name="Cell6">
            <text:p text:style-name="P39"><text:span text:style-name="T39_1">1.0</text:span></text:p>
          </table:table-cell>
          <table:table-cell table:style-name="Cell7">
            <text:p text:style-name="P40"><text:span text:style-name="T40_1">Criação</text:span><text:span text:style-name="T40_2"><text:s/></text:span><text:span text:style-name="T40_3">do</text:span><text:span text:style-name="T40_4"><text:s/></text:span><text:span text:style-name="T40_5">documento</text:span></text:p>
          </table:table-cell>
          <table:table-cell table:style-name="Cell8">
            <text:p text:style-name="P41"><text:span text:style-name="T41_1">Pedro</text:span><text:span text:style-name="T41_2"><text:s/></text:span><text:span text:style-name="T41_3">Victor</text:span></text:p>
          </table:table-cell>
        </table:table-row>
        <table:table-row table:style-name="Row3">
          <table:table-cell table:style-name="Cell9">
            <text:p text:style-name="P42"><text:span text:style-name="T42_1">10/02/2016</text:span></text:p>
          </table:table-cell>
          <table:table-cell table:style-name="Cell10">
            <text:p text:style-name="P43"><text:span text:style-name="T43_1">1.1</text:span></text:p>
          </table:table-cell>
          <table:table-cell table:style-name="Cell11">
            <text:p text:style-name="P44"><text:span text:style-name="T44_1">Preencher</text:span><text:span text:style-name="T44_2"><text:s/></text:span><text:span text:style-name="T44_3">documento</text:span></text:p>
          </table:table-cell>
          <table:table-cell table:style-name="Cell12">
            <text:p text:style-name="P45"><text:span text:style-name="T45_1">Pedro</text:span><text:span text:style-name="T45_2"><text:s/></text:span><text:span text:style-name="T45_3">Victor</text:span></text:p>
          </table:table-cell>
        </table:table-row>
        <table:table-row table:style-name="Row4">
          <table:table-cell table:style-name="Cell13">
            <text:p text:style-name="P46"/>
          </table:table-cell>
          <table:table-cell table:style-name="Cell14">
            <text:p text:style-name="P47"/>
          </table:table-cell>
          <table:table-cell table:style-name="Cell15">
            <text:p text:style-name="P48"/>
          </table:table-cell>
          <table:table-cell table:style-name="Cell16">
            <text:p text:style-name="P49"/>
          </table:table-cell>
        </table:table-row>
      </table:table>
      <text:h text:style-name="P50" text:outline-level="10"><text:bookmark-start text:name="h.tyjcwt"/><text:bookmark-end text:name="h.tyjcwt"/></text:h>
      <text:list text:style-name="LS1" xml:id="list0">
        <text:list-item>
          <text:h text:style-name="P51" text:outline-level="10"><text:bookmark-start text:name="h.3dy6vkm"/><text:bookmark-end text:name="h.3dy6vkm"/><text:span text:style-name="T51_1">Objetivos</text:span><text:span text:style-name="T51_2"><text:s/></text:span><text:span text:style-name="T51_3">deste</text:span><text:span text:style-name="T51_4"><text:s/></text:span><text:span text:style-name="T51_5">documento</text:span></text:h>
        </text:list-item>
      </text:list>
      <text:h text:style-name="P52" text:outline-level="10"><text:bookmark-start text:name="h.i4jk4bpptvbz"/><text:bookmark-end text:name="h.i4jk4bpptvbz"/><text:span text:style-name="T52_1">Descrever</text:span><text:span text:style-name="T52_2"><text:s/></text:span><text:span text:style-name="T52_3">de</text:span><text:span text:style-name="T52_4"><text:s/></text:span><text:span text:style-name="T52_5">forma</text:span><text:span text:style-name="T52_6"><text:s/></text:span><text:span text:style-name="T52_7">clara</text:span><text:span text:style-name="T52_8"><text:s/></text:span><text:span text:style-name="T52_9">qual</text:span><text:span text:style-name="T52_10"><text:s/></text:span><text:span text:style-name="T52_11">trabalho</text:span><text:span text:style-name="T52_12"><text:s/></text:span><text:span text:style-name="T52_13">deverá</text:span><text:span text:style-name="T52_14"><text:s/></text:span><text:span text:style-name="T52_15">ser</text:span><text:span text:style-name="T52_16"><text:s/></text:span><text:span text:style-name="T52_17">realizado</text:span><text:span text:style-name="T52_18"><text:s/></text:span><text:span text:style-name="T52_19">e</text:span><text:span text:style-name="T52_20"><text:s/></text:span><text:span text:style-name="T52_21">quais</text:span><text:span text:style-name="T52_22"><text:s/></text:span><text:span text:style-name="T52_23">entregas</text:span><text:span text:style-name="T52_24"><text:s/></text:span><text:span text:style-name="T52_25">serão</text:span><text:span text:style-name="T52_26"><text:s/></text:span><text:span text:style-name="T52_27">produzidas</text:span><text:span text:style-name="T52_28">.</text:span></text:h>
      <text:h text:style-name="P53" text:outline-level="10"><text:bookmark-start text:name="h.cqjhc1opfumi"/><text:bookmark-end text:name="h.cqjhc1opfumi"/></text:h>
      <text:h text:style-name="P54" text:outline-level="10"><text:bookmark-start text:name="h.4d34og8"/><text:bookmark-end text:name="h.4d34og8"/><text:span text:style-name="T54_1">2</text:span><text:span text:style-name="T54_2">.</text:span><text:span text:style-name="T54_3"><text:s/></text:span><text:span text:style-name="T54_4">Escopo</text:span><text:span text:style-name="T54_5"><text:s/></text:span><text:span text:style-name="T54_6">do</text:span><text:span text:style-name="T54_7"><text:s/></text:span><text:span text:style-name="T54_8">Produto</text:span></text:h>
      <text:p text:style-name="P55"/>
      <text:p text:style-name="P56"><text:span text:style-name="T56_1">O</text:span><text:span text:style-name="T56_2"><text:s/></text:span><text:span text:style-name="T56_3">sistema</text:span><text:span text:style-name="T56_4"><text:s/></text:span><text:span text:style-name="T56_5">proposto</text:span><text:span text:style-name="T56_6"><text:s/></text:span><text:span text:style-name="T56_7">tem</text:span><text:span text:style-name="T56_8"><text:s/></text:span><text:span text:style-name="T56_9">como</text:span><text:span text:style-name="T56_10"><text:s/></text:span><text:span text:style-name="T56_11">finalidade</text:span><text:span text:style-name="T56_12"><text:s/></text:span><text:span text:style-name="T56_13">controlar</text:span><text:span text:style-name="T56_14"><text:s/></text:span><text:span text:style-name="T56_15">o</text:span><text:span text:style-name="T56_16"><text:s/></text:span><text:span text:style-name="T56_17">acesso</text:span><text:span text:style-name="T56_18"><text:s/></text:span><text:span text:style-name="T56_19">de</text:span><text:span text:style-name="T56_20"><text:s/></text:span><text:span text:style-name="T56_21">pessoas</text:span><text:span text:style-name="T56_22"><text:s/></text:span><text:span text:style-name="T56_23">em</text:span><text:span text:style-name="T56_24"><text:s/></text:span><text:span text:style-name="T56_25">determinado</text:span><text:span text:style-name="T56_26"><text:s/></text:span><text:span text:style-name="T56_27">local</text:span><text:span text:style-name="T56_28">,<text:s/></text:span><text:span text:style-name="T56_29">sendo</text:span><text:span text:style-name="T56_30"><text:s/></text:span><text:span text:style-name="T56_31">utilizado</text:span><text:span text:style-name="T56_32"><text:s/></text:span><text:span text:style-name="T56_33">tanto</text:span><text:span text:style-name="T56_34"><text:s/></text:span><text:span text:style-name="T56_35">por</text:span><text:span text:style-name="T56_36"><text:s/></text:span><text:span text:style-name="T56_37">empresas</text:span><text:span text:style-name="T56_38"><text:s/></text:span><text:span text:style-name="T56_39">que</text:span><text:span text:style-name="T56_40"><text:s/></text:span><text:span text:style-name="T56_41">necessitam</text:span><text:span text:style-name="T56_42"><text:s/></text:span><text:span text:style-name="T56_43">de</text:span><text:span text:style-name="T56_44"><text:s/></text:span><text:span text:style-name="T56_45">um</text:span><text:span text:style-name="T56_46"><text:s/></text:span><text:span text:style-name="T56_47">nível</text:span><text:span text:style-name="T56_48"><text:s/></text:span><text:span text:style-name="T56_49">de</text:span><text:span text:style-name="T56_50"><text:s/></text:span><text:span text:style-name="T56_51">segurança</text:span><text:span text:style-name="T56_52"><text:s/></text:span><text:span text:style-name="T56_53">mais</text:span><text:span text:style-name="T56_54"><text:s/></text:span><text:span text:style-name="T56_55">elevado</text:span><text:span text:style-name="T56_56">,<text:s/></text:span><text:span text:style-name="T56_57">como</text:span><text:span text:style-name="T56_58"><text:s/></text:span><text:span text:style-name="T56_59">também</text:span><text:span text:style-name="T56_60"><text:s/></text:span><text:span text:style-name="T56_61">escolas</text:span><text:span text:style-name="T56_62">,<text:s/></text:span><text:span text:style-name="T56_63">academias</text:span><text:span text:style-name="T56_64">,<text:s/></text:span><text:span text:style-name="T56_65">locais</text:span><text:span text:style-name="T56_66"><text:s/></text:span><text:span text:style-name="T56_67">de</text:span><text:span text:style-name="T56_68"><text:s/></text:span><text:span text:style-name="T56_69">trabalho</text:span><text:span text:style-name="T56_70">;<text:s/></text:span><text:span text:style-name="T56_71">nesses</text:span><text:span text:style-name="T56_72"><text:s/></text:span><text:span text:style-name="T56_73">locais</text:span><text:span text:style-name="T56_74"><text:s/></text:span><text:span text:style-name="T56_75">o</text:span><text:span text:style-name="T56_76"><text:s/></text:span><text:span text:style-name="T56_77">uso</text:span><text:span text:style-name="T56_78"><text:s/></text:span><text:span text:style-name="T56_79">seria</text:span><text:span text:style-name="T56_80"><text:s/></text:span><text:span text:style-name="T56_81">voltado</text:span><text:span text:style-name="T56_82"><text:s/></text:span><text:span text:style-name="T56_83">apenas</text:span><text:span text:style-name="T56_84"><text:s/></text:span><text:span text:style-name="T56_85">o</text:span><text:span text:style-name="T56_86"><text:s/></text:span><text:span text:style-name="T56_87">controle</text:span><text:span text:style-name="T56_88"><text:s/></text:span><text:span text:style-name="T56_89">de</text:span><text:span text:style-name="T56_90"><text:s/></text:span><text:span text:style-name="T56_91">frequência</text:span><text:span text:style-name="T56_92"><text:s/></text:span><text:span text:style-name="T56_93">e</text:span><text:span text:style-name="T56_94"><text:s/></text:span><text:span text:style-name="T56_95">liberação</text:span><text:span text:style-name="T56_96"><text:s/></text:span><text:span text:style-name="T56_97">de</text:span><text:span text:style-name="T56_98"><text:s/></text:span><text:span text:style-name="T56_99">passagem</text:span><text:span text:style-name="T56_100"><text:s/></text:span><text:span text:style-name="T56_101">para</text:span><text:span text:style-name="T56_102"><text:s/></text:span><text:span text:style-name="T56_103">o</text:span><text:span text:style-name="T56_104"><text:s/></text:span><text:span text:style-name="T56_105">uso</text:span><text:span text:style-name="T56_106"><text:s/></text:span><text:span text:style-name="T56_107">das</text:span><text:span text:style-name="T56_108"><text:s/></text:span><text:span text:style-name="T56_109">dependências</text:span><text:span text:style-name="T56_110"><text:s/></text:span><text:span text:style-name="T56_111">dos</text:span><text:span text:style-name="T56_112"><text:s/></text:span><text:span text:style-name="T56_113">locais</text:span><text:span text:style-name="T56_114"><text:s/></text:span><text:span text:style-name="T56_115">citados</text:span><text:span text:style-name="T56_116">.</text:span></text:p>
      <text:p text:style-name="P57"><text:span text:style-name="T57_1"><text:tab/></text:span><text:span text:style-name="T57_2">Um</text:span><text:span text:style-name="T57_3"><text:s/></text:span><text:span text:style-name="T57_4">viés</text:span><text:span text:style-name="T57_5"><text:s/></text:span><text:span text:style-name="T57_6">da</text:span><text:span text:style-name="T57_7"><text:s/></text:span><text:span text:style-name="T57_8">aplicabilidade</text:span><text:span text:style-name="T57_9"><text:s/></text:span><text:span text:style-name="T57_10">do</text:span><text:span text:style-name="T57_11"><text:s/></text:span><text:span text:style-name="T57_12">sistema</text:span><text:span text:style-name="T57_13"><text:s/></text:span><text:span text:style-name="T57_14">é</text:span><text:span text:style-name="T57_15"><text:s/></text:span><text:span text:style-name="T57_16">o</text:span><text:span text:style-name="T57_17"><text:s/></text:span><text:span text:style-name="T57_18">objetivo</text:span><text:span text:style-name="T57_19"><text:s/></text:span><text:span text:style-name="T57_20">de</text:span><text:span text:style-name="T57_21"><text:s/></text:span><text:span text:style-name="T57_22">vender</text:span><text:span text:style-name="T57_23"><text:s/></text:span><text:span text:style-name="T57_24">a</text:span><text:span text:style-name="T57_25"><text:s/></text:span><text:span text:style-name="T57_26">aplicação</text:span><text:span text:style-name="T57_27"><text:s/></text:span><text:span text:style-name="T57_28">como</text:span><text:span text:style-name="T57_29"><text:s/></text:span><text:span text:style-name="T57_30">módulo</text:span><text:span text:style-name="T57_31"><text:s/></text:span><text:span text:style-name="T57_32">para</text:span><text:span text:style-name="T57_33"><text:s/></text:span><text:span text:style-name="T57_34">outras</text:span><text:span text:style-name="T57_35"><text:s/></text:span><text:span text:style-name="T57_36">empresas</text:span><text:span text:style-name="T57_37"><text:s/></text:span><text:span text:style-name="T57_38">desenvolvedores</text:span><text:span text:style-name="T57_39"><text:s/></text:span><text:span text:style-name="T57_40">de</text:span><text:span text:style-name="T57_41"><text:s/></text:span><text:span text:style-name="T57_42">software</text:span><text:span text:style-name="T57_43">,<text:s/></text:span><text:span text:style-name="T57_44">sendo</text:span><text:span text:style-name="T57_45"><text:s/></text:span><text:span text:style-name="T57_46">assim</text:span><text:span text:style-name="T57_47">,<text:s/></text:span><text:span text:style-name="T57_48">compromete</text:span><text:span text:style-name="T57_49">-</text:span><text:span text:style-name="T57_50">se</text:span><text:span text:style-name="T57_51"><text:s/></text:span><text:span text:style-name="T57_52">a</text:span><text:span text:style-name="T57_53"><text:s/></text:span><text:span text:style-name="T57_54">se</text:span><text:span text:style-name="T57_55"><text:s/></text:span><text:span text:style-name="T57_56">ter</text:span><text:span text:style-name="T57_57"><text:s/></text:span><text:span text:style-name="T57_58">uma</text:span><text:span text:style-name="T57_59"><text:s/></text:span><text:span text:style-name="T57_60">arquitetura</text:span><text:span text:style-name="T57_61"><text:s/></text:span><text:span text:style-name="T57_62">adaptável</text:span><text:span text:style-name="T57_63"><text:s/></text:span><text:span text:style-name="T57_64">a</text:span><text:span text:style-name="T57_65"><text:s/></text:span><text:span text:style-name="T57_66">customizações</text:span><text:span text:style-name="T57_67"><text:s/></text:span><text:span text:style-name="T57_68">e</text:span><text:span text:style-name="T57_69"><text:s/></text:span><text:span text:style-name="T57_70">integrações</text:span><text:span text:style-name="T57_71">.</text:span></text:p>
      <text:p text:style-name="P58"><text:span text:style-name="T58_1"><text:tab/></text:span><text:span text:style-name="T58_2">Serão</text:span><text:span text:style-name="T58_3"><text:s/></text:span><text:span text:style-name="T58_4">utilizados</text:span><text:span text:style-name="T58_5"><text:s/></text:span><text:span text:style-name="T58_6">equipamentos</text:span><text:span text:style-name="T58_7">,<text:s/></text:span><text:span text:style-name="T58_8">desde</text:span><text:span text:style-name="T58_9"><text:s/></text:span><text:span text:style-name="T58_10">o</text:span><text:span text:style-name="T58_11"><text:s/></text:span><text:span text:style-name="T58_12">mais</text:span><text:span text:style-name="T58_13"><text:s/></text:span><text:span text:style-name="T58_14">simples</text:span><text:span text:style-name="T58_15"><text:s/></text:span><text:span text:style-name="T58_16">até</text:span><text:span text:style-name="T58_17"><text:s/></text:span><text:span text:style-name="T58_18">os</text:span><text:span text:style-name="T58_19"><text:s/><text:tab/></text:span><text:span text:style-name="T58_20">mais</text:span><text:span text:style-name="T58_21"><text:s/></text:span><text:span text:style-name="T58_22">sofisticados</text:span><text:span text:style-name="T58_23">,<text:s/></text:span><text:span text:style-name="T58_24">para</text:span><text:span text:style-name="T58_25"><text:s/></text:span><text:span text:style-name="T58_26">promover</text:span><text:span text:style-name="T58_27"><text:s/></text:span><text:span text:style-name="T58_28">o</text:span><text:span text:style-name="T58_29"><text:s/></text:span><text:span text:style-name="T58_30">controle</text:span><text:span text:style-name="T58_31"><text:s/></text:span><text:span text:style-name="T58_32">de</text:span><text:span text:style-name="T58_33"><text:s/></text:span><text:span text:style-name="T58_34">acesso</text:span><text:span text:style-name="T58_35">,<text:s/></text:span><text:span text:style-name="T58_36">como</text:span><text:span text:style-name="T58_37"><text:s/></text:span><text:span text:style-name="T58_38">catracas</text:span><text:span text:style-name="T58_39"><text:s/></text:span><text:span text:style-name="T58_40">eletrônicas</text:span><text:span text:style-name="T58_41">,<text:s/></text:span><text:span text:style-name="T58_42">cancelas</text:span><text:span text:style-name="T58_43"><text:s/></text:span><text:span text:style-name="T58_44">para</text:span><text:span text:style-name="T58_45"><text:s/></text:span><text:span text:style-name="T58_46">automóveis</text:span><text:span text:style-name="T58_47">,<text:s/></text:span><text:span text:style-name="T58_48">portas</text:span><text:span text:style-name="T58_49"><text:s/></text:span><text:span text:style-name="T58_50">eletrônicas</text:span><text:span text:style-name="T58_51">,<text:s/></text:span><text:span text:style-name="T58_52">leitores</text:span><text:span text:style-name="T58_53"><text:s/></text:span><text:span text:style-name="T58_54">biométricos</text:span><text:span text:style-name="T58_55">,<text:s/></text:span><text:span text:style-name="T58_56">de</text:span><text:span text:style-name="T58_57"><text:s/></text:span><text:span text:style-name="T58_58">acordo</text:span><text:span text:style-name="T58_59"><text:s/></text:span><text:span text:style-name="T58_60">o</text:span><text:span text:style-name="T58_61"><text:s/></text:span><text:span text:style-name="T58_62">nível</text:span><text:span text:style-name="T58_63"><text:s/></text:span><text:span text:style-name="T58_64">de</text:span><text:span text:style-name="T58_65"><text:s/></text:span><text:span text:style-name="T58_66">segurança</text:span><text:span text:style-name="T58_67"><text:s/></text:span><text:span text:style-name="T58_68">e</text:span><text:span text:style-name="T58_69"><text:s/></text:span><text:span text:style-name="T58_70">satisfação</text:span><text:span text:style-name="T58_71"><text:s/></text:span><text:span text:style-name="T58_72">do</text:span><text:span text:style-name="T58_73"><text:s/></text:span><text:span text:style-name="T58_74">cliente</text:span><text:span text:style-name="T58_75">.</text:span></text:p>
      <text:p text:style-name="P59"><text:span text:style-name="T59_1"><text:tab/></text:span><text:span text:style-name="T59_2">Em</text:span><text:span text:style-name="T59_3"><text:s/></text:span><text:span text:style-name="T59_4">cada</text:span><text:span text:style-name="T59_5"><text:s/></text:span><text:span text:style-name="T59_6">localidade</text:span><text:span text:style-name="T59_7"><text:s/></text:span><text:span text:style-name="T59_8">em</text:span><text:span text:style-name="T59_9"><text:s/></text:span><text:span text:style-name="T59_10">que</text:span><text:span text:style-name="T59_11"><text:s/></text:span><text:span text:style-name="T59_12">o</text:span><text:span text:style-name="T59_13"><text:s/></text:span><text:span text:style-name="T59_14">Sistema</text:span><text:span text:style-name="T59_15"><text:s/></text:span><text:span text:style-name="T59_16">for</text:span><text:span text:style-name="T59_17"><text:s/></text:span><text:span text:style-name="T59_18">distribuído</text:span><text:span text:style-name="T59_19">,<text:s/></text:span><text:span text:style-name="T59_20">algum</text:span><text:span text:style-name="T59_21"><text:s/></text:span><text:span text:style-name="T59_22">funcionário</text:span><text:span text:style-name="T59_23"><text:s/></text:span><text:span text:style-name="T59_24">será</text:span><text:span text:style-name="T59_25"><text:s/></text:span><text:span text:style-name="T59_26">treinado</text:span><text:span text:style-name="T59_27">,<text:s/></text:span><text:span text:style-name="T59_28">tornando</text:span><text:span text:style-name="T59_29">-</text:span><text:span text:style-name="T59_30">se</text:span><text:span text:style-name="T59_31"><text:s/></text:span><text:span text:style-name="T59_32">capaz</text:span><text:span text:style-name="T59_33"><text:s/></text:span><text:span text:style-name="T59_34">de</text:span><text:span text:style-name="T59_35"><text:s/></text:span><text:span text:style-name="T59_36">cadastrar</text:span><text:span text:style-name="T59_37"><text:s/></text:span><text:span text:style-name="T59_38">os</text:span><text:span text:style-name="T59_39"><text:s/></text:span><text:span text:style-name="T59_40">novos</text:span><text:span text:style-name="T59_41"><text:s/></text:span><text:span text:style-name="T59_42">usuários</text:span><text:span text:style-name="T59_43"><text:s/></text:span><text:span text:style-name="T59_44">que</text:span><text:span text:style-name="T59_45"><text:s/></text:span><text:span text:style-name="T59_46">aderirem</text:span><text:span text:style-name="T59_47"><text:s/></text:span><text:span text:style-name="T59_48">ao</text:span><text:span text:style-name="T59_49"><text:s/></text:span><text:span text:style-name="T59_50">local</text:span><text:span text:style-name="T59_51"><text:s/></text:span><text:span text:style-name="T59_52">e</text:span><text:span text:style-name="T59_53"><text:s/></text:span><text:span text:style-name="T59_54">excluir</text:span><text:span text:style-name="T59_55"><text:s/></text:span><text:span text:style-name="T59_56">aqueles</text:span><text:span text:style-name="T59_57"><text:s/></text:span><text:span text:style-name="T59_58">que</text:span><text:span text:style-name="T59_59"><text:s/></text:span><text:span text:style-name="T59_60">deixarem</text:span><text:span text:style-name="T59_61"><text:s/></text:span><text:span text:style-name="T59_62">de</text:span><text:span text:style-name="T59_63"><text:s/></text:span><text:span text:style-name="T59_64">fazer</text:span><text:span text:style-name="T59_65"><text:s/></text:span><text:span text:style-name="T59_66">parte</text:span><text:span text:style-name="T59_67"><text:s/></text:span><text:span text:style-name="T59_68">do</text:span><text:span text:style-name="T59_69"><text:s/></text:span><text:span text:style-name="T59_70">quadro</text:span><text:span text:style-name="T59_71"><text:s/></text:span><text:span text:style-name="T59_72">de</text:span><text:span text:style-name="T59_73"><text:s/></text:span><text:span text:style-name="T59_74">usuários</text:span><text:span text:style-name="T59_75">.</text:span></text:p>
      <text:p text:style-name="P60"><text:span text:style-name="T60_1"><text:tab/></text:span><text:span text:style-name="T60_2">Entre</text:span><text:span text:style-name="T60_3"><text:s/></text:span><text:span text:style-name="T60_4">as</text:span><text:span text:style-name="T60_5"><text:s/></text:span><text:span text:style-name="T60_6">formas</text:span><text:span text:style-name="T60_7"><text:s/></text:span><text:span text:style-name="T60_8">de</text:span><text:span text:style-name="T60_9"><text:s/></text:span><text:span text:style-name="T60_10">cadastro</text:span><text:span text:style-name="T60_11"><text:s/></text:span><text:span text:style-name="T60_12">de</text:span><text:span text:style-name="T60_13"><text:s/></text:span><text:span text:style-name="T60_14">usuário</text:span><text:span text:style-name="T60_15"><text:s/></text:span><text:span text:style-name="T60_16">mais</text:span><text:span text:style-name="T60_17"><text:s/></text:span><text:span text:style-name="T60_18">simples</text:span><text:span text:style-name="T60_19">,<text:s/></text:span><text:span text:style-name="T60_20">será</text:span><text:span text:style-name="T60_21"><text:s/></text:span><text:span text:style-name="T60_22">obrigatório</text:span><text:span text:style-name="T60_23"><text:s/></text:span><text:span text:style-name="T60_24">o</text:span><text:span text:style-name="T60_25"><text:s/></text:span><text:span text:style-name="T60_26">cadastro</text:span><text:span text:style-name="T60_27"><text:s/></text:span><text:span text:style-name="T60_28">em</text:span><text:span text:style-name="T60_29"><text:s/></text:span><text:span text:style-name="T60_30">um</text:span><text:span text:style-name="T60_31"><text:s/></text:span><text:span text:style-name="T60_32">dos</text:span><text:span text:style-name="T60_33"><text:s/></text:span><text:span text:style-name="T60_34">computadores</text:span><text:span text:style-name="T60_35">,<text:s/></text:span><text:span text:style-name="T60_36">com</text:span><text:span text:style-name="T60_37"><text:s/></text:span><text:span text:style-name="T60_38">um</text:span><text:span text:style-name="T60_39"><text:s/></text:span><text:span text:style-name="T60_40">sistema</text:span><text:span text:style-name="T60_41"><text:s/></text:span><text:span text:style-name="T60_42">contendo</text:span><text:span text:style-name="T60_43"><text:s/></text:span><text:span text:style-name="T60_44">todos</text:span><text:span text:style-name="T60_45"><text:s/></text:span><text:span text:style-name="T60_46">os</text:span><text:span text:style-name="T60_47"><text:s/></text:span><text:span text:style-name="T60_48">dados</text:span><text:span text:style-name="T60_49"><text:s/></text:span><text:span text:style-name="T60_50">necessários</text:span><text:span text:style-name="T60_51"><text:s/></text:span><text:span text:style-name="T60_52">para</text:span><text:span text:style-name="T60_53"><text:s/></text:span><text:span text:style-name="T60_54">a</text:span><text:span text:style-name="T60_55"><text:s/></text:span><text:span text:style-name="T60_56">entrada</text:span><text:span text:style-name="T60_57"><text:s/></text:span><text:span text:style-name="T60_58">e</text:span><text:span text:style-name="T60_59">/</text:span><text:span text:style-name="T60_60">ou</text:span><text:span text:style-name="T60_61"><text:s/></text:span><text:span text:style-name="T60_62">confirmação</text:span><text:span text:style-name="T60_63"><text:s/></text:span><text:span text:style-name="T60_64">de</text:span><text:span text:style-name="T60_65"><text:s/></text:span><text:span text:style-name="T60_66">presença</text:span><text:span text:style-name="T60_67"><text:s/></text:span><text:span text:style-name="T60_68">do</text:span><text:span text:style-name="T60_69"><text:s/></text:span><text:span text:style-name="T60_70">usuário</text:span><text:span text:style-name="T60_71">,<text:s/></text:span><text:span text:style-name="T60_72">e</text:span><text:span text:style-name="T60_73"><text:s/></text:span><text:span text:style-name="T60_74">deverá</text:span><text:span text:style-name="T60_75"><text:s/></text:span><text:span text:style-name="T60_76">também</text:span><text:span text:style-name="T60_77"><text:s/></text:span><text:span text:style-name="T60_78">ser</text:span><text:span text:style-name="T60_79"><text:s/></text:span><text:span text:style-name="T60_80">tirada</text:span><text:span text:style-name="T60_81"><text:s/></text:span><text:span text:style-name="T60_82">uma</text:span><text:span text:style-name="T60_83"><text:s/></text:span><text:span text:style-name="T60_84">foto</text:span><text:span text:style-name="T60_85"><text:s/></text:span><text:span text:style-name="T60_86">na</text:span><text:span text:style-name="T60_87"><text:s/></text:span><text:span text:style-name="T60_88">webcam</text:span><text:span text:style-name="T60_89"><text:s/></text:span><text:span text:style-name="T60_90">do</text:span><text:span text:style-name="T60_91"><text:s/></text:span><text:span text:style-name="T60_92">computador</text:span><text:span text:style-name="T60_93">,<text:s/></text:span><text:span text:style-name="T60_94">para</text:span><text:span text:style-name="T60_95"><text:s/></text:span><text:span text:style-name="T60_96">que</text:span><text:span text:style-name="T60_97"><text:s/></text:span><text:span text:style-name="T60_98">fique</text:span><text:span text:style-name="T60_99"><text:s/></text:span><text:span text:style-name="T60_100">vinculado</text:span><text:span text:style-name="T60_101"><text:s/></text:span><text:span text:style-name="T60_102">o</text:span><text:span text:style-name="T60_103"><text:s/></text:span><text:span text:style-name="T60_104">cadastro</text:span><text:span text:style-name="T60_105"><text:s/></text:span><text:span text:style-name="T60_106">com</text:span><text:span text:style-name="T60_107"><text:s/></text:span><text:span text:style-name="T60_108">a</text:span><text:span text:style-name="T60_109"><text:s/></text:span><text:span text:style-name="T60_110">foto</text:span><text:span text:style-name="T60_111"><text:s/>(</text:span><text:span text:style-name="T60_112">logo</text:span><text:span text:style-name="T60_113"><text:s/></text:span><text:span text:style-name="T60_114">após</text:span><text:span text:style-name="T60_115"><text:s/></text:span><text:span text:style-name="T60_116">será</text:span><text:span text:style-name="T60_117"><text:s/></text:span><text:span text:style-name="T60_118">entregue</text:span><text:span text:style-name="T60_119"><text:s/></text:span><text:span text:style-name="T60_120">um</text:span><text:span text:style-name="T60_121"><text:s/></text:span><text:span text:style-name="T60_122">cartão</text:span><text:span text:style-name="T60_123"><text:s/></text:span><text:span text:style-name="T60_124">simples</text:span><text:span text:style-name="T60_125"><text:s/></text:span><text:span text:style-name="T60_126">para</text:span><text:span text:style-name="T60_127"><text:s/></text:span><text:span text:style-name="T60_128">uso</text:span><text:span text:style-name="T60_129">);<text:s/></text:span><text:span text:style-name="T60_130">será</text:span><text:span text:style-name="T60_131"><text:s/></text:span><text:span text:style-name="T60_132">opcional</text:span><text:span text:style-name="T60_133"><text:s/></text:span><text:span text:style-name="T60_134">o</text:span><text:span text:style-name="T60_135"><text:s/></text:span><text:span text:style-name="T60_136">cadastro</text:span><text:span text:style-name="T60_137"><text:s/></text:span><text:span text:style-name="T60_138">das</text:span><text:span text:style-name="T60_139"><text:s/></text:span><text:span text:style-name="T60_140">digitais</text:span><text:span text:style-name="T60_141"><text:s/></text:span><text:span text:style-name="T60_142">para</text:span><text:span text:style-name="T60_143"><text:s/></text:span><text:span text:style-name="T60_144">leitores</text:span><text:span text:style-name="T60_145"><text:s/></text:span><text:span text:style-name="T60_146">biométricos</text:span><text:span text:style-name="T60_147"><text:s/>(</text:span><text:span text:style-name="T60_148">caso</text:span><text:span text:style-name="T60_149"><text:s/></text:span><text:span text:style-name="T60_150">o</text:span><text:span text:style-name="T60_151"><text:s/></text:span><text:span text:style-name="T60_152">usuário</text:span><text:span text:style-name="T60_153"><text:s/></text:span><text:span text:style-name="T60_154">venha</text:span><text:span text:style-name="T60_155"><text:s/></text:span><text:span text:style-name="T60_156">a</text:span><text:span text:style-name="T60_157"><text:s/></text:span><text:span text:style-name="T60_158">esquecer</text:span><text:span text:style-name="T60_159"><text:s/></text:span><text:span text:style-name="T60_160">o</text:span><text:span text:style-name="T60_161"><text:s/></text:span><text:span text:style-name="T60_162">cartão</text:span><text:span text:style-name="T60_163">).</text:span></text:p>
      <text:p text:style-name="P61"><text:span text:style-name="T61_1"><text:tab/></text:span><text:span text:style-name="T61_2">Após</text:span><text:span text:style-name="T61_3"><text:s/></text:span><text:span text:style-name="T61_4">o</text:span><text:span text:style-name="T61_5"><text:s/></text:span><text:span text:style-name="T61_6">cadastro</text:span><text:span text:style-name="T61_7">,<text:s/></text:span><text:span text:style-name="T61_8">o</text:span><text:span text:style-name="T61_9"><text:s/></text:span><text:span text:style-name="T61_10">gestor</text:span><text:span text:style-name="T61_11"><text:s/></text:span><text:span text:style-name="T61_12">do</text:span><text:span text:style-name="T61_13"><text:s/></text:span><text:span text:style-name="T61_14">sistema</text:span><text:span text:style-name="T61_15"><text:s/></text:span><text:span text:style-name="T61_16">poderá</text:span><text:span text:style-name="T61_17"><text:s/></text:span><text:span text:style-name="T61_18">ter</text:span><text:span text:style-name="T61_19"><text:s/></text:span><text:span text:style-name="T61_20">informações</text:span><text:span text:style-name="T61_21"><text:s/></text:span><text:span text:style-name="T61_22">a</text:span><text:span text:style-name="T61_23"><text:s/></text:span><text:span text:style-name="T61_24">respeito</text:span><text:span text:style-name="T61_25"><text:s/></text:span><text:span text:style-name="T61_26">de</text:span><text:span text:style-name="T61_27"><text:s/></text:span><text:span text:style-name="T61_28">cada</text:span><text:span text:style-name="T61_29"><text:s/></text:span><text:span text:style-name="T61_30">um</text:span><text:span text:style-name="T61_31"><text:s/></text:span><text:span text:style-name="T61_32">desses</text:span><text:span text:style-name="T61_33"><text:s/></text:span><text:span text:style-name="T61_34">usuários</text:span><text:span text:style-name="T61_35">,<text:s/></text:span><text:span text:style-name="T61_36">assim</text:span><text:span text:style-name="T61_37"><text:s/></text:span><text:span text:style-name="T61_38">como</text:span><text:span text:style-name="T61_39"><text:s/></text:span><text:span text:style-name="T61_40">verificar</text:span><text:span text:style-name="T61_41"><text:s/></text:span><text:span text:style-name="T61_42">sua</text:span><text:span text:style-name="T61_43"><text:s/></text:span><text:span text:style-name="T61_44">frequência</text:span><text:span text:style-name="T61_45"><text:s/></text:span><text:span text:style-name="T61_46">e</text:span><text:span text:style-name="T61_47"><text:s/></text:span><text:span text:style-name="T61_48">acompanhar</text:span><text:span text:style-name="T61_49"><text:s/></text:span><text:span text:style-name="T61_50">em</text:span><text:span text:style-name="T61_51"><text:s/></text:span><text:span text:style-name="T61_52">tempo</text:span><text:span text:style-name="T61_53"><text:s/></text:span><text:span text:style-name="T61_54">real</text:span><text:span text:style-name="T61_55"><text:s/></text:span><text:span text:style-name="T61_56">os</text:span><text:span text:style-name="T61_57"><text:s/></text:span><text:span text:style-name="T61_58">usuários</text:span><text:span text:style-name="T61_59"><text:s/></text:span><text:span text:style-name="T61_60">que</text:span><text:span text:style-name="T61_61"><text:s/></text:span><text:span text:style-name="T61_62">utilizaram</text:span><text:span text:style-name="T61_63"><text:s/></text:span><text:span text:style-name="T61_64">o</text:span><text:span text:style-name="T61_65"><text:s/></text:span><text:span text:style-name="T61_66">sistema</text:span><text:span text:style-name="T61_67"><text:s/></text:span><text:span text:style-name="T61_68">de</text:span><text:span text:style-name="T61_69"><text:s/></text:span><text:span text:style-name="T61_70">acesso</text:span><text:span text:style-name="T61_71">.</text:span></text:p>
      <text:p text:style-name="P62"><text:span text:style-name="T62_1"><text:tab/></text:span><text:span text:style-name="T62_2">A</text:span><text:span text:style-name="T62_3"><text:s/></text:span><text:span text:style-name="T62_4">empresa</text:span><text:span text:style-name="T62_5"><text:s/></text:span><text:span text:style-name="T62_6">poderá</text:span><text:span text:style-name="T62_7"><text:s/></text:span><text:span text:style-name="T62_8">proporcionar</text:span><text:span text:style-name="T62_9"><text:s/></text:span><text:span text:style-name="T62_10">níveis</text:span><text:span text:style-name="T62_11"><text:s/></text:span><text:span text:style-name="T62_12">de</text:span><text:span text:style-name="T62_13"><text:s/></text:span><text:span text:style-name="T62_14">segurança</text:span><text:span text:style-name="T62_15"><text:s/></text:span><text:span text:style-name="T62_16">que</text:span><text:span text:style-name="T62_17"><text:s/></text:span><text:span text:style-name="T62_18">serão</text:span><text:span text:style-name="T62_19"><text:s/></text:span><text:span text:style-name="T62_20">vinculados</text:span><text:span text:style-name="T62_21"><text:s/></text:span><text:span text:style-name="T62_22">no</text:span><text:span text:style-name="T62_23"><text:s/></text:span><text:span text:style-name="T62_24">cadastro</text:span><text:span text:style-name="T62_25"><text:s/></text:span><text:span text:style-name="T62_26">dos</text:span><text:span text:style-name="T62_27"><text:s/></text:span><text:span text:style-name="T62_28">usuários</text:span><text:span text:style-name="T62_29"><text:s/></text:span><text:span text:style-name="T62_30">realizados</text:span><text:span text:style-name="T62_31"><text:s/></text:span><text:span text:style-name="T62_32">pelos</text:span><text:span text:style-name="T62_33"><text:s/></text:span><text:span text:style-name="T62_34">secretários</text:span><text:span text:style-name="T62_35">,<text:s/></text:span><text:span text:style-name="T62_36">de</text:span><text:span text:style-name="T62_37"><text:s/></text:span><text:span text:style-name="T62_38">acordo</text:span><text:span text:style-name="T62_39"><text:s/></text:span><text:span text:style-name="T62_40">com</text:span><text:span text:style-name="T62_41"><text:s/></text:span><text:span text:style-name="T62_42">sua</text:span><text:span text:style-name="T62_43"><text:s/></text:span><text:span text:style-name="T62_44">preferência</text:span><text:span text:style-name="T62_45">.<text:s/></text:span><text:span text:style-name="T62_46">Localidades</text:span><text:span text:style-name="T62_47"><text:s/></text:span><text:span text:style-name="T62_48">com</text:span><text:span text:style-name="T62_49"><text:s/></text:span><text:span text:style-name="T62_50">maior</text:span><text:span text:style-name="T62_51"><text:s/></text:span><text:span text:style-name="T62_52">nível</text:span><text:span text:style-name="T62_53"><text:s/></text:span><text:span text:style-name="T62_54">de</text:span><text:span text:style-name="T62_55"><text:s/></text:span><text:span text:style-name="T62_56">segurança</text:span><text:span text:style-name="T62_57"><text:s/></text:span><text:span text:style-name="T62_58">serão</text:span><text:span text:style-name="T62_59"><text:s/></text:span><text:span text:style-name="T62_60">priorizadas</text:span><text:span text:style-name="T62_61">,<text:s/></text:span><text:span text:style-name="T62_62">de</text:span><text:span text:style-name="T62_63"><text:s/></text:span><text:span text:style-name="T62_64">forma</text:span><text:span text:style-name="T62_65"><text:s/></text:span><text:span text:style-name="T62_66">a</text:span><text:span text:style-name="T62_67"><text:s/></text:span><text:span text:style-name="T62_68">atender</text:span><text:span text:style-name="T62_69"><text:s/></text:span><text:span text:style-name="T62_70">às</text:span><text:span text:style-name="T62_71"><text:s/></text:span><text:span text:style-name="T62_72">necessidades</text:span><text:span text:style-name="T62_73"><text:s/></text:span><text:span text:style-name="T62_74">da</text:span><text:span text:style-name="T62_75"><text:s/></text:span><text:span text:style-name="T62_76">empresa</text:span><text:span text:style-name="T62_77"><text:s/></text:span><text:span text:style-name="T62_78">e</text:span><text:span text:style-name="T62_79"><text:s/></text:span><text:span text:style-name="T62_80">protegendo</text:span><text:span text:style-name="T62_81">-</text:span><text:span text:style-name="T62_82">a</text:span><text:span text:style-name="T62_83"><text:s/></text:span><text:span text:style-name="T62_84">a</text:span><text:span text:style-name="T62_85"><text:s/></text:span><text:span text:style-name="T62_86">todo</text:span><text:span text:style-name="T62_87"><text:s/></text:span><text:span text:style-name="T62_88">momento</text:span><text:span text:style-name="T62_89">.<text:s/></text:span></text:p>
      <text:p text:style-name="P63"/>
      <text:h text:style-name="P64" text:outline-level="10"><text:bookmark-start text:name="h.2s8eyo1"/><text:bookmark-end text:name="h.2s8eyo1"/><text:span text:style-name="T64_1">3.<text:s/></text:span><text:span text:style-name="T64_2">Exclusões</text:span><text:span text:style-name="T64_3"><text:s/></text:span><text:span text:style-name="T64_4">do</text:span><text:span text:style-name="T64_5"><text:s/></text:span><text:span text:style-name="T64_6">projeto</text:span><text:span text:style-name="T64_7"><text:s/>-<text:s/></text:span><text:span text:style-name="T64_8">Fora</text:span><text:span text:style-name="T64_9"><text:s/></text:span><text:span text:style-name="T64_10">do</text:span><text:span text:style-name="T64_11"><text:s/></text:span><text:span text:style-name="T64_12">Escopo</text:span></text:h>
      <text:p text:style-name="P65"><text:span text:style-name="T65_1">Aparelhos</text:span><text:span text:style-name="T65_2"><text:s/></text:span><text:span text:style-name="T65_3">de</text:span><text:span text:style-name="T65_4"><text:s/></text:span><text:span text:style-name="T65_5">controle</text:span><text:span text:style-name="T65_6"><text:s/></text:span><text:span text:style-name="T65_7">e</text:span><text:span text:style-name="T65_8"><text:s/></text:span><text:span text:style-name="T65_9">leitores</text:span><text:span text:style-name="T65_10"><text:s/></text:span><text:span text:style-name="T65_11">biométricos</text:span><text:span text:style-name="T65_12">.</text:span></text:p>
      <text:h text:style-name="P66" text:outline-level="10"><text:bookmark-start text:name="h.17dp8vu"/><text:bookmark-end text:name="h.17dp8vu"/><text:span text:style-name="T66_1">4.<text:s/></text:span><text:span text:style-name="T66_2">Interessados</text:span></text:h>
      <text:p text:style-name="P67"><text:span text:style-name="T67_1">Donos</text:span><text:span text:style-name="T67_2"><text:s/></text:span><text:span text:style-name="T67_3">de</text:span><text:span text:style-name="T67_4"><text:s/></text:span><text:span text:style-name="T67_5">empresas</text:span><text:span text:style-name="T67_6">,<text:s/></text:span><text:span text:style-name="T67_7">e</text:span><text:span text:style-name="T67_8"><text:s/></text:span><text:span text:style-name="T67_9">desenvolvedores</text:span><text:span text:style-name="T67_10"><text:s/></text:span><text:span text:style-name="T67_11">que</text:span><text:span text:style-name="T67_12"><text:s/></text:span><text:span text:style-name="T67_13">queiram</text:span><text:span text:style-name="T67_14"><text:s/></text:span><text:span text:style-name="T67_15">implementar</text:span><text:span text:style-name="T67_16"><text:s/></text:span><text:span text:style-name="T67_17">o</text:span><text:span text:style-name="T67_18"><text:s/></text:span><text:span text:style-name="T67_19">módulo</text:span><text:span text:style-name="T67_20"><text:s/></text:span><text:span text:style-name="T67_21">SisComp</text:span><text:span text:style-name="T67_22"><text:s/></text:span><text:span text:style-name="T67_23">ao</text:span><text:span text:style-name="T67_24"><text:s/></text:span><text:span text:style-name="T67_25">seu</text:span><text:span text:style-name="T67_26"><text:s/></text:span><text:span text:style-name="T67_27">Sistema</text:span><text:span text:style-name="T67_28">.</text:span></text:p>
      <text:h text:style-name="P68" text:outline-level="10"><text:bookmark-start text:name="h.3rdcrjn"/><text:bookmark-end text:name="h.3rdcrjn"/><text:span text:style-name="T68_1">5.<text:s/></text:span><text:span text:style-name="T68_2">Justificativa</text:span></text:h>
      <text:p text:style-name="P69"><text:span text:style-name="T69_1">Visando</text:span><text:span text:style-name="T69_2"><text:s/></text:span><text:span text:style-name="T69_3">a</text:span><text:span text:style-name="T69_4"><text:s/></text:span><text:span text:style-name="T69_5">facilidade</text:span><text:span text:style-name="T69_6"><text:s/></text:span><text:span text:style-name="T69_7">da</text:span><text:span text:style-name="T69_8"><text:s/></text:span><text:span text:style-name="T69_9">implantação</text:span><text:span text:style-name="T69_10"><text:s/></text:span><text:span text:style-name="T69_11">do</text:span><text:span text:style-name="T69_12"><text:s/></text:span><text:span text:style-name="T69_13">sistema</text:span><text:span text:style-name="T69_14"><text:s/></text:span><text:span text:style-name="T69_15">e</text:span><text:span text:style-name="T69_16"><text:s/></text:span><text:span text:style-name="T69_17">a</text:span><text:span text:style-name="T69_18"><text:s/></text:span><text:span text:style-name="T69_19">falta</text:span><text:span text:style-name="T69_20"><text:s/></text:span><text:span text:style-name="T69_21">que</text:span><text:span text:style-name="T69_22"><text:s/></text:span><text:span text:style-name="T69_23">há</text:span><text:span text:style-name="T69_24"><text:s/></text:span><text:span text:style-name="T69_25">no</text:span><text:span text:style-name="T69_26"><text:s/></text:span><text:span text:style-name="T69_27">mercado</text:span><text:span text:style-name="T69_28"><text:s/></text:span><text:span text:style-name="T69_29">de</text:span><text:span text:style-name="T69_30"><text:s/></text:span><text:span text:style-name="T69_31">um</text:span><text:span text:style-name="T69_32"><text:s/></text:span><text:span text:style-name="T69_33">produto</text:span><text:span text:style-name="T69_34"><text:s/></text:span><text:span text:style-name="T69_35">funcional</text:span><text:span text:style-name="T69_36"><text:s/></text:span><text:span text:style-name="T69_37">e</text:span><text:span text:style-name="T69_38"><text:s/></text:span><text:span text:style-name="T69_39">com</text:span><text:span text:style-name="T69_40"><text:s/></text:span><text:span text:style-name="T69_41">mantenabilidade</text:span><text:span text:style-name="T69_42">,<text:s/></text:span><text:span text:style-name="T69_43">viemos</text:span><text:span text:style-name="T69_44"><text:s/></text:span><text:span text:style-name="T69_45">trazer</text:span><text:span text:style-name="T69_46"><text:s/></text:span><text:span text:style-name="T69_47">um</text:span><text:span text:style-name="T69_48"><text:s/></text:span><text:span text:style-name="T69_49">sistema</text:span><text:span text:style-name="T69_50"><text:s/></text:span><text:span text:style-name="T69_51">que</text:span><text:span text:style-name="T69_52"><text:s/></text:span><text:span text:style-name="T69_53">proporciona</text:span><text:span text:style-name="T69_54"><text:s/></text:span><text:span text:style-name="T69_55">o</text:span><text:span text:style-name="T69_56"><text:s/></text:span><text:span text:style-name="T69_57">controle</text:span><text:span text:style-name="T69_58"><text:s/></text:span><text:span text:style-name="T69_59">de</text:span><text:span text:style-name="T69_60"><text:s/></text:span><text:span text:style-name="T69_61">frequência</text:span><text:span text:style-name="T69_62"><text:s/></text:span><text:span text:style-name="T69_63">dos</text:span><text:span text:style-name="T69_64"><text:s/></text:span><text:span text:style-name="T69_65">usuários</text:span><text:span text:style-name="T69_66">,<text:s/></text:span><text:span text:style-name="T69_67">clientes</text:span><text:span text:style-name="T69_68"><text:s/></text:span><text:span text:style-name="T69_69">e</text:span><text:span text:style-name="T69_70"><text:s/></text:span><text:span text:style-name="T69_71">funcionários</text:span><text:span text:style-name="T69_72"><text:s/></text:span><text:span text:style-name="T69_73">de</text:span><text:span text:style-name="T69_74"><text:s/></text:span><text:span text:style-name="T69_75">determinada</text:span><text:span text:style-name="T69_76"><text:s/></text:span><text:span text:style-name="T69_77">localidade</text:span><text:span text:style-name="T69_78"><text:s/></text:span><text:span text:style-name="T69_79">promovendo</text:span><text:span text:style-name="T69_80"><text:s/></text:span><text:span text:style-name="T69_81">também</text:span><text:span text:style-name="T69_82"><text:s/></text:span><text:span text:style-name="T69_83">o</text:span><text:span text:style-name="T69_84"><text:s/></text:span><text:span text:style-name="T69_85">controle</text:span><text:span text:style-name="T69_86"><text:s/></text:span><text:span text:style-name="T69_87">de</text:span><text:span text:style-name="T69_88"><text:s/></text:span><text:span text:style-name="T69_89">permissões</text:span><text:span text:style-name="T69_90"><text:s/></text:span><text:span text:style-name="T69_91">que</text:span><text:span text:style-name="T69_92"><text:s/></text:span><text:span text:style-name="T69_93">dão</text:span><text:span text:style-name="T69_94"><text:s/></text:span><text:span text:style-name="T69_95">direitos</text:span><text:span text:style-name="T69_96"><text:s/></text:span><text:span text:style-name="T69_97">à</text:span><text:span text:style-name="T69_98"><text:s/></text:span><text:span text:style-name="T69_99">cada</text:span><text:span text:style-name="T69_100"><text:s/></text:span><text:span text:style-name="T69_101">usuário</text:span><text:span text:style-name="T69_102"><text:s/></text:span><text:span text:style-name="T69_103">final</text:span><text:span text:style-name="T69_104"><text:s/></text:span><text:span text:style-name="T69_105">acessar</text:span><text:span text:style-name="T69_106"><text:s/></text:span><text:span text:style-name="T69_107">nas</text:span><text:span text:style-name="T69_108"><text:s/></text:span><text:span text:style-name="T69_109">instalações</text:span><text:span text:style-name="T69_110"><text:s/></text:span><text:span text:style-name="T69_111">do</text:span><text:span text:style-name="T69_112"><text:s/></text:span><text:span text:style-name="T69_113">local</text:span><text:span text:style-name="T69_114"><text:s/></text:span><text:span text:style-name="T69_115">que</text:span><text:span text:style-name="T69_116"><text:s/></text:span><text:span text:style-name="T69_117">tiver</text:span><text:span text:style-name="T69_118"><text:s/></text:span><text:span text:style-name="T69_119">implantado</text:span><text:span text:style-name="T69_120"><text:s/></text:span><text:span text:style-name="T69_121">o</text:span><text:span text:style-name="T69_122"><text:s/></text:span><text:span text:style-name="T69_123">SisComp</text:span><text:span text:style-name="T69_124">.<text:s/></text:span></text:p>
      <text:p text:style-name="P70"><text:span text:style-name="T70_1">O</text:span><text:span text:style-name="T70_2"><text:s/></text:span><text:span text:style-name="T70_3">monitoramento</text:span><text:span text:style-name="T70_4"><text:s/></text:span><text:span text:style-name="T70_5">em</text:span><text:span text:style-name="T70_6"><text:s/></text:span><text:span text:style-name="T70_7">tempo</text:span><text:span text:style-name="T70_8"><text:s/></text:span><text:span text:style-name="T70_9">real</text:span><text:span text:style-name="T70_10"><text:s/></text:span><text:span text:style-name="T70_11">é</text:span><text:span text:style-name="T70_12"><text:s/></text:span><text:span text:style-name="T70_13">uma</text:span><text:span text:style-name="T70_14"><text:s/></text:span><text:span text:style-name="T70_15">novidade</text:span><text:span text:style-name="T70_16"><text:s/></text:span><text:span text:style-name="T70_17">no</text:span><text:span text:style-name="T70_18"><text:s/></text:span><text:span text:style-name="T70_19">mercado</text:span><text:span text:style-name="T70_20">,<text:s/></text:span><text:span text:style-name="T70_21">que</text:span><text:span text:style-name="T70_22"><text:s/></text:span><text:span text:style-name="T70_23">traz</text:span><text:span text:style-name="T70_24"><text:s/></text:span><text:span text:style-name="T70_25">a</text:span><text:span text:style-name="T70_26"><text:s/></text:span><text:span text:style-name="T70_27">segurança</text:span><text:span text:style-name="T70_28"><text:s/></text:span><text:span text:style-name="T70_29">e</text:span><text:span text:style-name="T70_30"><text:s/></text:span><text:span text:style-name="T70_31">comodidade</text:span><text:span text:style-name="T70_32"><text:s/></text:span><text:span text:style-name="T70_33">ao</text:span><text:span text:style-name="T70_34"><text:s/></text:span><text:span text:style-name="T70_35">Gestor</text:span><text:span text:style-name="T70_36"><text:s/></text:span><text:span text:style-name="T70_37">de</text:span><text:span text:style-name="T70_38"><text:s/></text:span><text:span text:style-name="T70_39">qualquer</text:span><text:span text:style-name="T70_40"><text:s/></text:span><text:span text:style-name="T70_41">empresa</text:span><text:span text:style-name="T70_42">,<text:s/></text:span><text:span text:style-name="T70_43">que</text:span><text:span text:style-name="T70_44"><text:s/></text:span><text:span text:style-name="T70_45">recebe</text:span><text:span text:style-name="T70_46"><text:s/></text:span><text:span text:style-name="T70_47">a</text:span><text:span text:style-name="T70_48"><text:s/></text:span><text:span text:style-name="T70_49">emissão</text:span><text:span text:style-name="T70_50"><text:s/></text:span><text:span text:style-name="T70_51">de</text:span><text:span text:style-name="T70_52"><text:s/></text:span><text:span text:style-name="T70_53">relatórios</text:span><text:span text:style-name="T70_54"><text:s/></text:span><text:span text:style-name="T70_55">de</text:span><text:span text:style-name="T70_56"><text:s/></text:span><text:span text:style-name="T70_57">presença</text:span><text:span text:style-name="T70_58"><text:s/></text:span><text:span text:style-name="T70_59">de</text:span><text:span text:style-name="T70_60"><text:s/></text:span><text:span text:style-name="T70_61">seus</text:span><text:span text:style-name="T70_62"><text:s/></text:span><text:span text:style-name="T70_63">devidos</text:span><text:span text:style-name="T70_64"><text:s/></text:span><text:span text:style-name="T70_65">funcionários</text:span><text:span text:style-name="T70_66">,<text:s/></text:span><text:span text:style-name="T70_67">facilitando</text:span><text:span text:style-name="T70_68"><text:s/></text:span><text:span text:style-name="T70_69">assim</text:span><text:span text:style-name="T70_70">,<text:s/></text:span><text:span text:style-name="T70_71">um</text:span><text:span text:style-name="T70_72"><text:s/></text:span><text:span text:style-name="T70_73">possível</text:span><text:span text:style-name="T70_74"><text:s/></text:span><text:span text:style-name="T70_75">cálculo</text:span><text:span text:style-name="T70_76"><text:s/></text:span><text:span text:style-name="T70_77">de</text:span><text:span text:style-name="T70_78"><text:s/></text:span><text:span text:style-name="T70_79">salário</text:span><text:span text:style-name="T70_80">,<text:s/></text:span><text:span text:style-name="T70_81">feito</text:span><text:span text:style-name="T70_82"><text:s/></text:span><text:span text:style-name="T70_83">contando</text:span><text:span text:style-name="T70_84"><text:s/></text:span><text:span text:style-name="T70_85">o</text:span><text:span text:style-name="T70_86"><text:s/></text:span><text:span text:style-name="T70_87">banco</text:span><text:span text:style-name="T70_88"><text:s/></text:span><text:span text:style-name="T70_89">de</text:span><text:span text:style-name="T70_90"><text:s/></text:span><text:span text:style-name="T70_91">horas</text:span><text:span text:style-name="T70_92">.</text:span></text:p>
      <text:p text:style-name="P71"/>
      <text:h text:style-name="P72" text:outline-level="10"><text:bookmark-start text:name="h.26in1rg"/><text:bookmark-end text:name="h.26in1rg"/><text:span text:style-name="T72_1">6.<text:s/></text:span><text:span text:style-name="T72_2">Recursos</text:span><text:span text:style-name="T72_3"><text:s/></text:span><text:span text:style-name="T72_4">do</text:span><text:span text:style-name="T72_5"><text:s/></text:span><text:span text:style-name="T72_6">Projeto</text:span></text:h>
      <text:p text:style-name="P73"><text:span text:style-name="T73_1"><text:s/></text:span></text:p>
      <table:table table:style-name="Table2">
        <table:table-column table:style-name="Column5"/>
        <table:table-column table:style-name="Column6"/>
        <table:table-column table:style-name="Column7"/>
        <table:table-row table:style-name="Row5">
          <table:table-cell table:style-name="Cell17">
            <text:p text:style-name="P74"><text:span text:style-name="T74_1">Nome</text:span></text:p>
          </table:table-cell>
          <table:table-cell table:style-name="Cell18">
            <text:p text:style-name="P75"><text:span text:style-name="T75_1">Papel</text:span></text:p>
          </table:table-cell>
          <table:table-cell table:style-name="Cell19">
            <text:p text:style-name="P76"><text:span text:style-name="T76_1">Capacidade</text:span><text:span text:style-name="T76_2"><text:s/></text:span><text:span text:style-name="T76_3">Produtiva</text:span></text:p>
          </table:table-cell>
        </table:table-row>
        <table:table-row table:style-name="Row6">
          <table:table-cell table:style-name="Cell20">
            <text:p text:style-name="P77"><text:span text:style-name="T77_1">Pedro</text:span><text:span text:style-name="T77_2"><text:s/></text:span><text:span text:style-name="T77_3">Victor</text:span></text:p>
          </table:table-cell>
          <table:table-cell table:style-name="Cell21">
            <text:p text:style-name="P78"><text:span text:style-name="T78_1">Development</text:span><text:span text:style-name="T78_2"><text:s/></text:span><text:span text:style-name="T78_3">Team</text:span></text:p>
          </table:table-cell>
          <table:table-cell table:style-name="Cell22">
            <text:p text:style-name="P79"><text:span text:style-name="T79_1">10<text:s/></text:span><text:span text:style-name="T79_2">horas</text:span><text:span text:style-name="T79_3"><text:s/></text:span><text:span text:style-name="T79_4">semanais</text:span></text:p>
          </table:table-cell>
        </table:table-row>
        <table:table-row table:style-name="Row7">
          <table:table-cell table:style-name="Cell23">
            <text:p text:style-name="P80"><text:span text:style-name="T80_1">Lucas</text:span><text:span text:style-name="T80_2"><text:s/></text:span><text:span text:style-name="T80_3">Vinicios</text:span></text:p>
          </table:table-cell>
          <table:table-cell table:style-name="Cell24">
            <text:p text:style-name="P81"><text:span text:style-name="T81_1">Development</text:span><text:span text:style-name="T81_2"><text:s/></text:span><text:span text:style-name="T81_3">Team</text:span></text:p>
          </table:table-cell>
          <table:table-cell table:style-name="Cell25">
            <text:p text:style-name="P82"><text:span text:style-name="T82_1">10<text:s/></text:span><text:span text:style-name="T82_2">horas</text:span><text:span text:style-name="T82_3"><text:s/></text:span><text:span text:style-name="T82_4">semanais</text:span></text:p>
          </table:table-cell>
        </table:table-row>
        <table:table-row table:style-name="Row8">
          <table:table-cell table:style-name="Cell26">
            <text:p text:style-name="P83"><text:span text:style-name="T83_1">Guilherme</text:span><text:span text:style-name="T83_2"><text:s/></text:span><text:span text:style-name="T83_3">Caixeta</text:span></text:p>
          </table:table-cell>
          <table:table-cell table:style-name="Cell27">
            <text:p text:style-name="P84"><text:span text:style-name="T84_1">Scrum</text:span><text:span text:style-name="T84_2"><text:s/></text:span><text:span text:style-name="T84_3">Master</text:span><text:span text:style-name="T84_4"><text:s/></text:span><text:span text:style-name="T84_5">e</text:span><text:span text:style-name="T84_6"><text:s/></text:span><text:span text:style-name="T84_7">Product</text:span><text:span text:style-name="T84_8"><text:s/></text:span><text:span text:style-name="T84_9">Owner</text:span></text:p>
          </table:table-cell>
          <table:table-cell table:style-name="Cell28">
            <text:p text:style-name="P85"><text:span text:style-name="T85_1">-</text:span></text:p>
          </table:table-cell>
        </table:table-row>
        <table:table-row table:style-name="Row9">
          <table:table-cell table:style-name="Cell29">
            <text:p text:style-name="P86"><text:span text:style-name="T86_1">Gabriel</text:span><text:span text:style-name="T86_2"><text:s/></text:span><text:span text:style-name="T86_3">Barbosa</text:span></text:p>
          </table:table-cell>
          <table:table-cell table:style-name="Cell30">
            <text:p text:style-name="P87"><text:span text:style-name="T87_1">Development</text:span><text:span text:style-name="T87_2"><text:s/></text:span><text:span text:style-name="T87_3">Team</text:span><text:span text:style-name="T87_4"><text:s/></text:span><text:span text:style-name="T87_5">e</text:span><text:span text:style-name="T87_6"><text:s/></text:span><text:span text:style-name="T87_7">Product</text:span><text:span text:style-name="T87_8"><text:s/></text:span><text:span text:style-name="T87_9">Owner</text:span></text:p>
          </table:table-cell>
          <table:table-cell table:style-name="Cell31">
            <text:p text:style-name="P88"><text:span text:style-name="T88_1">-</text:span></text:p>
          </table:table-cell>
        </table:table-row>
        <table:table-row table:style-name="Row10">
          <table:table-cell table:style-name="Cell32">
            <text:p text:style-name="P89"><text:span text:style-name="T89_1">Joao</text:span><text:span text:style-name="T89_2"><text:s/></text:span><text:span text:style-name="T89_3">Henrique</text:span></text:p>
          </table:table-cell>
          <table:table-cell table:style-name="Cell33">
            <text:p text:style-name="P90"><text:span text:style-name="T90_1">Development</text:span><text:span text:style-name="T90_2"><text:s/></text:span><text:span text:style-name="T90_3">Team</text:span></text:p>
          </table:table-cell>
          <table:table-cell table:style-name="Cell34">
            <text:p text:style-name="P91"><text:span text:style-name="T91_1">10<text:s/></text:span><text:span text:style-name="T91_2">horas</text:span><text:span text:style-name="T91_3"><text:s/></text:span><text:span text:style-name="T91_4">semanais</text:span></text:p>
          </table:table-cell>
        </table:table-row>
        <table:table-row table:style-name="Row11">
          <table:table-cell table:style-name="Cell35">
            <text:p text:style-name="P92"><text:span text:style-name="T92_1">Igor</text:span><text:span text:style-name="T92_2"><text:s/></text:span><text:span text:style-name="T92_3">Queiroz</text:span></text:p>
          </table:table-cell>
          <table:table-cell table:style-name="Cell36">
            <text:p text:style-name="P93"><text:span text:style-name="T93_1">Development</text:span><text:span text:style-name="T93_2"><text:s/></text:span><text:span text:style-name="T93_3">Team</text:span></text:p>
          </table:table-cell>
          <table:table-cell table:style-name="Cell37">
            <text:p text:style-name="P94"><text:span text:style-name="T94_1">10<text:s/></text:span><text:span text:style-name="T94_2">horas</text:span><text:span text:style-name="T94_3"><text:s/></text:span><text:span text:style-name="T94_4">semanais</text:span></text:p>
          </table:table-cell>
        </table:table-row>
      </table:table>
      <text:p text:style-name="P95"><text:span text:style-name="T95_1"><text:s/></text:span></text:p>
      <text:p text:style-name="P96"><text:span text:style-name="T96_1"><text:s/></text:span><text:span text:style-name="T96_2">7.<text:s/></text:span><text:span text:style-name="T96_3">Modelo</text:span><text:span text:style-name="T96_4"><text:s/></text:span><text:span text:style-name="T96_5">de</text:span><text:span text:style-name="T96_6"><text:s/></text:span><text:span text:style-name="T96_7">Estimativas</text:span><text:span text:style-name="T96_8"><text:s/></text:span></text:p>
      <text:p text:style-name="P97"><text:span text:style-name="T97_1"><text:tab/><text:tab/><text:s/><text:tab/><text:s/><text:tab/></text:span></text:p>
      <text:p text:style-name="P98"><text:span text:style-name="T98_1">Os</text:span><text:span text:style-name="T98_2"><text:s/></text:span><text:span text:style-name="T98_3">esforços</text:span><text:span text:style-name="T98_4"><text:s/></text:span><text:span text:style-name="T98_5">são</text:span><text:span text:style-name="T98_6"><text:s/></text:span><text:span text:style-name="T98_7">baseados</text:span><text:span text:style-name="T98_8"><text:s/></text:span><text:span text:style-name="T98_9">nas</text:span><text:span text:style-name="T98_10"><text:s/></text:span><text:span text:style-name="T98_11">horas</text:span><text:span text:style-name="T98_12"><text:s/></text:span><text:span text:style-name="T98_13">em</text:span><text:span text:style-name="T98_14"><text:s/></text:span><text:span text:style-name="T98_15">que</text:span><text:span text:style-name="T98_16"><text:s/></text:span><text:span text:style-name="T98_17">os</text:span><text:span text:style-name="T98_18"><text:s/></text:span><text:span text:style-name="T98_19">membros</text:span><text:span text:style-name="T98_20"><text:s/></text:span><text:span text:style-name="T98_21">da</text:span><text:span text:style-name="T98_22"><text:s/></text:span><text:span text:style-name="T98_23">equipe</text:span><text:span text:style-name="T98_24"><text:s/></text:span><text:span text:style-name="T98_25">trabalham</text:span><text:span text:style-name="T98_26"><text:s/></text:span><text:span text:style-name="T98_27">no</text:span><text:span text:style-name="T98_28"><text:s/></text:span><text:span text:style-name="T98_29">projeto</text:span><text:span text:style-name="T98_30">.<text:s/></text:span><text:span text:style-name="T98_31">Cada</text:span><text:span text:style-name="T98_32"><text:s/></text:span><text:span text:style-name="T98_33">ponto</text:span><text:span text:style-name="T98_34"><text:s/></text:span><text:span text:style-name="T98_35">de</text:span><text:span text:style-name="T98_36"><text:s/></text:span><text:span text:style-name="T98_37">esforço</text:span><text:span text:style-name="T98_38"><text:s/></text:span><text:span text:style-name="T98_39">é</text:span><text:span text:style-name="T98_40"><text:s/></text:span><text:span text:style-name="T98_41">equivalente</text:span><text:span text:style-name="T98_42"><text:s/></text:span><text:span text:style-name="T98_43">a</text:span><text:span text:style-name="T98_44"><text:s/>1<text:s/>(</text:span><text:span text:style-name="T98_45">uma</text:span><text:span text:style-name="T98_46">)<text:s/></text:span><text:span text:style-name="T98_47">hora</text:span><text:span text:style-name="T98_48">.<text:s/></text:span><text:span text:style-name="T98_49">Cada</text:span><text:span text:style-name="T98_50"><text:s/></text:span><text:span text:style-name="T98_51">membro</text:span><text:span text:style-name="T98_52"><text:s/></text:span><text:span text:style-name="T98_53">possui</text:span><text:span text:style-name="T98_54"><text:s/></text:span><text:span text:style-name="T98_55">uma</text:span><text:span text:style-name="T98_56"><text:s/></text:span><text:span text:style-name="T98_57">pontuação</text:span><text:span text:style-name="T98_58"><text:s/></text:span><text:span text:style-name="T98_59">de</text:span><text:span text:style-name="T98_60"><text:s/></text:span><text:span text:style-name="T98_61">esforços</text:span><text:span text:style-name="T98_62"><text:s/></text:span><text:span text:style-name="T98_63">produtivos</text:span><text:span text:style-name="T98_64"><text:s/></text:span><text:span text:style-name="T98_65">por</text:span><text:span text:style-name="T98_66"><text:s/></text:span><text:span text:style-name="T98_67">semana</text:span><text:span text:style-name="T98_68">,<text:s/></text:span><text:span text:style-name="T98_69">sendo</text:span><text:span text:style-name="T98_70"><text:s/></text:span><text:span text:style-name="T98_71">assim</text:span><text:span text:style-name="T98_72"><text:s/></text:span><text:span text:style-name="T98_73">considerando</text:span><text:span text:style-name="T98_74"><text:s/></text:span><text:span text:style-name="T98_75">que</text:span><text:span text:style-name="T98_76"><text:s/></text:span><text:span text:style-name="T98_77">o</text:span><text:span text:style-name="T98_78"><text:s/></text:span><text:span text:style-name="T98_79">projeto</text:span><text:span text:style-name="T98_80"><text:s/></text:span><text:span text:style-name="T98_81">é</text:span><text:span text:style-name="T98_82"><text:s/></text:span><text:span text:style-name="T98_83">de</text:span><text:span text:style-name="T98_84"><text:s/>4<text:s/></text:span><text:span text:style-name="T98_85">semanas</text:span><text:span text:style-name="T98_86">.</text:span></text:p>
      <text:p text:style-name="P99"/>
      <text:p text:style-name="P100"/>
      <text:p text:style-name="P101"/>
      <text:p text:style-name="P102"><text:span text:style-name="T102_1">8.<text:s/></text:span><text:span text:style-name="T102_2">Orçamento</text:span></text:p>
      <text:h text:style-name="P103" text:outline-level="10"><text:bookmark-start text:name="h.dgq2cnrkgwlv"/><text:bookmark-end text:name="h.dgq2cnrkgwlv"/><text:span text:style-name="T103_1">8.1<text:s/></text:span><text:span text:style-name="T103_2">Consolidado</text:span><text:span text:style-name="T103_3"><text:s/></text:span><text:span text:style-name="T103_4">por</text:span><text:span text:style-name="T103_5"><text:s/></text:span><text:span text:style-name="T103_6">Item</text:span><text:span text:style-name="T103_7"><text:s/></text:span><text:span text:style-name="T103_8">de</text:span><text:span text:style-name="T103_9"><text:s/></text:span><text:span text:style-name="T103_10">Custo</text:span></text:h>
      <text:p text:style-name="P104"/>
      <table:table table:style-name="Table3">
        <table:table-column table:style-name="Column8"/>
        <table:table-column table:style-name="Column9"/>
        <table:table-column table:style-name="Column10"/>
        <table:table-column table:style-name="Column11"/>
        <table:table-column table:style-name="Column12"/>
        <table:table-column table:style-name="Column13"/>
        <table:table-row table:style-name="Row12">
          <table:table-cell table:style-name="Cell38">
            <text:p text:style-name="P105"><text:span text:style-name="T105_1">Função</text:span></text:p>
          </table:table-cell>
          <table:table-cell table:style-name="Cell39">
            <text:p text:style-name="P106"><text:span text:style-name="T106_1">Recurso</text:span></text:p>
          </table:table-cell>
          <table:table-cell table:style-name="Cell40">
            <text:p text:style-name="P107"><text:span text:style-name="T107_1">Custo</text:span><text:span text:style-name="T107_2"><text:s/><text:tab/></text:span><text:span text:style-name="T107_3">Unitário</text:span></text:p>
          </table:table-cell>
          <table:table-cell table:style-name="Cell41">
            <text:p text:style-name="P108"><text:span text:style-name="T108_1">Qnt</text:span><text:span text:style-name="T108_2">.</text:span></text:p>
          </table:table-cell>
          <table:table-cell table:style-name="Cell42">
            <text:p text:style-name="P109"><text:span text:style-name="T109_1">Período</text:span></text:p>
          </table:table-cell>
          <table:table-cell table:style-name="Cell43">
            <text:p text:style-name="P110"><text:span text:style-name="T110_1">Total</text:span></text:p>
          </table:table-cell>
        </table:table-row>
        <table:table-row table:style-name="Row13">
          <table:table-cell table:style-name="Cell44">
            <text:p text:style-name="P111"><text:span text:style-name="T111_1">Scrum</text:span><text:span text:style-name="T111_2"><text:s/></text:span><text:span text:style-name="T111_3">Master</text:span></text:p>
          </table:table-cell>
          <table:table-cell table:style-name="Cell45">
            <text:p text:style-name="P112"><text:span text:style-name="T112_1">Guilherme</text:span><text:span text:style-name="T112_2"><text:s/></text:span><text:span text:style-name="T112_3">Caixeta</text:span></text:p>
          </table:table-cell>
          <table:table-cell table:style-name="Cell46">
            <text:p text:style-name="P113"/>
          </table:table-cell>
          <table:table-cell table:style-name="Cell47">
            <text:p text:style-name="P114"><text:span text:style-name="T114_1">24</text:span></text:p>
          </table:table-cell>
          <table:table-cell table:style-name="Cell48">
            <text:p text:style-name="P115"><text:span text:style-name="T115_1">Horas</text:span></text:p>
          </table:table-cell>
          <table:table-cell table:style-name="Cell49">
            <text:p text:style-name="P116"><text:span text:style-name="T116_1">R</text:span><text:span text:style-name="T116_2">$6.480,00</text:span></text:p>
          </table:table-cell>
        </table:table-row>
        <table:table-row table:style-name="Row14">
          <table:table-cell table:style-name="Cell50">
            <text:p text:style-name="P117"><text:span text:style-name="T117_1">Gerente</text:span><text:span text:style-name="T117_2"><text:s/></text:span><text:span text:style-name="T117_3">de</text:span><text:span text:style-name="T117_4"><text:s/></text:span><text:span text:style-name="T117_5">Requisitos</text:span></text:p>
          </table:table-cell>
          <table:table-cell table:style-name="Cell51">
            <text:p text:style-name="P118"><text:span text:style-name="T118_1">Gabriel</text:span><text:span text:style-name="T118_2"><text:s/></text:span><text:span text:style-name="T118_3">Barbosa</text:span></text:p>
          </table:table-cell>
          <table:table-cell table:style-name="Cell52">
            <text:p text:style-name="P119"><text:span text:style-name="T119_1">R</text:span><text:span text:style-name="T119_2">$200,00</text:span></text:p>
          </table:table-cell>
          <table:table-cell table:style-name="Cell53">
            <text:p text:style-name="P120"><text:span text:style-name="T120_1">24</text:span></text:p>
          </table:table-cell>
          <table:table-cell table:style-name="Cell54">
            <text:p text:style-name="P121"><text:span text:style-name="T121_1">Horas</text:span></text:p>
          </table:table-cell>
          <table:table-cell table:style-name="Cell55">
            <text:p text:style-name="P122"><text:span text:style-name="T122_1">R</text:span><text:span text:style-name="T122_2">$4.800,00</text:span></text:p>
          </table:table-cell>
        </table:table-row>
        <table:table-row table:style-name="Row15">
          <table:table-cell table:style-name="Cell56">
            <text:p text:style-name="P123"><text:span text:style-name="T123_1">Gerente</text:span><text:span text:style-name="T123_2"><text:s/></text:span><text:span text:style-name="T123_3">de</text:span><text:span text:style-name="T123_4"><text:s/></text:span><text:span text:style-name="T123_5">Verificaçao</text:span></text:p>
          </table:table-cell>
          <table:table-cell table:style-name="Cell57">
            <text:p text:style-name="P124"><text:span text:style-name="T124_1">Joao</text:span><text:span text:style-name="T124_2"><text:s/></text:span><text:span text:style-name="T124_3">Henrique</text:span></text:p>
          </table:table-cell>
          <table:table-cell table:style-name="Cell58">
            <text:p text:style-name="P125"><text:span text:style-name="T125_1">R</text:span><text:span text:style-name="T125_2">$200,00</text:span></text:p>
          </table:table-cell>
          <table:table-cell table:style-name="Cell59">
            <text:p text:style-name="P126"><text:span text:style-name="T126_1">24</text:span></text:p>
          </table:table-cell>
          <table:table-cell table:style-name="Cell60">
            <text:p text:style-name="P127"><text:span text:style-name="T127_1">Horas</text:span></text:p>
          </table:table-cell>
          <table:table-cell table:style-name="Cell61">
            <text:p text:style-name="P128"><text:span text:style-name="T128_1">R</text:span><text:span text:style-name="T128_2">$4.800,00</text:span></text:p>
          </table:table-cell>
        </table:table-row>
        <table:table-row table:style-name="Row16">
          <table:table-cell table:style-name="Cell62">
            <text:p text:style-name="P129"><text:span text:style-name="T129_1">Gerente</text:span><text:span text:style-name="T129_2"><text:s/></text:span><text:span text:style-name="T129_3">de</text:span><text:span text:style-name="T129_4"><text:s/></text:span><text:span text:style-name="T129_5">Qualidade</text:span></text:p>
          </table:table-cell>
          <table:table-cell table:style-name="Cell63">
            <text:p text:style-name="P130"><text:span text:style-name="T130_1">Lucas</text:span><text:span text:style-name="T130_2"><text:s/></text:span><text:span text:style-name="T130_3">Vinicios</text:span></text:p>
          </table:table-cell>
          <table:table-cell table:style-name="Cell64">
            <text:p text:style-name="P131"><text:span text:style-name="T131_1">R</text:span><text:span text:style-name="T131_2">$200,00</text:span></text:p>
          </table:table-cell>
          <table:table-cell table:style-name="Cell65">
            <text:p text:style-name="P132"><text:span text:style-name="T132_1">24</text:span></text:p>
          </table:table-cell>
          <table:table-cell table:style-name="Cell66">
            <text:p text:style-name="P133"><text:span text:style-name="T133_1">Horas</text:span></text:p>
          </table:table-cell>
          <table:table-cell table:style-name="Cell67">
            <text:p text:style-name="P134"><text:span text:style-name="T134_1">R</text:span><text:span text:style-name="T134_2">$4.800,00</text:span></text:p>
          </table:table-cell>
        </table:table-row>
        <table:table-row table:style-name="Row17">
          <table:table-cell table:style-name="Cell68">
            <text:p text:style-name="P135"><text:span text:style-name="T135_1">Gerente</text:span><text:span text:style-name="T135_2"><text:s/></text:span><text:span text:style-name="T135_3">de</text:span><text:span text:style-name="T135_4"><text:s/></text:span><text:span text:style-name="T135_5">Validaçao</text:span></text:p>
          </table:table-cell>
          <table:table-cell table:style-name="Cell69">
            <text:p text:style-name="P136"><text:span text:style-name="T136_1">Pedro</text:span><text:span text:style-name="T136_2"><text:s/></text:span><text:span text:style-name="T136_3">Victor</text:span></text:p>
          </table:table-cell>
          <table:table-cell table:style-name="Cell70">
            <text:p text:style-name="P137"><text:span text:style-name="T137_1">R</text:span><text:span text:style-name="T137_2">$200,00</text:span></text:p>
          </table:table-cell>
          <table:table-cell table:style-name="Cell71">
            <text:p text:style-name="P138"><text:span text:style-name="T138_1">24</text:span></text:p>
          </table:table-cell>
          <table:table-cell table:style-name="Cell72">
            <text:p text:style-name="P139"><text:span text:style-name="T139_1">Horas</text:span></text:p>
          </table:table-cell>
          <table:table-cell table:style-name="Cell73">
            <text:p text:style-name="P140"><text:span text:style-name="T140_1">R</text:span><text:span text:style-name="T140_2">$4.800,00</text:span></text:p>
          </table:table-cell>
        </table:table-row>
        <table:table-row table:style-name="Row18">
          <table:table-cell table:style-name="Cell74">
            <text:p text:style-name="P141"><text:span text:style-name="T141_1">Gerente</text:span><text:span text:style-name="T141_2"><text:s/></text:span><text:span text:style-name="T141_3">de</text:span><text:span text:style-name="T141_4"><text:s/></text:span><text:span text:style-name="T141_5">Projetos</text:span></text:p>
          </table:table-cell>
          <table:table-cell table:style-name="Cell75">
            <text:p text:style-name="P142"><text:span text:style-name="T142_1">Guilherme</text:span><text:span text:style-name="T142_2"><text:s/></text:span><text:span text:style-name="T142_3">Caixeta</text:span></text:p>
          </table:table-cell>
          <table:table-cell table:style-name="Cell76">
            <text:p text:style-name="P143"><text:span text:style-name="T143_1">R</text:span><text:span text:style-name="T143_2">$200,00</text:span></text:p>
          </table:table-cell>
          <table:table-cell table:style-name="Cell77">
            <text:p text:style-name="P144"><text:span text:style-name="T144_1">24</text:span></text:p>
          </table:table-cell>
          <table:table-cell table:style-name="Cell78">
            <text:p text:style-name="P145"><text:span text:style-name="T145_1">Horas</text:span></text:p>
          </table:table-cell>
          <table:table-cell table:style-name="Cell79">
            <text:p text:style-name="P146"><text:span text:style-name="T146_1">R</text:span><text:span text:style-name="T146_2">$4.800,00</text:span></text:p>
          </table:table-cell>
        </table:table-row>
        <table:table-row table:style-name="Row19">
          <table:table-cell table:style-name="Cell80">
            <text:p text:style-name="P147"><text:span text:style-name="T147_1">Development</text:span><text:span text:style-name="T147_2"><text:s/></text:span><text:span text:style-name="T147_3">Team</text:span></text:p>
          </table:table-cell>
          <table:table-cell table:style-name="Cell81">
            <text:p text:style-name="P148"><text:span text:style-name="T148_1">Igor</text:span><text:span text:style-name="T148_2"><text:s/></text:span><text:span text:style-name="T148_3">Queiroz</text:span></text:p>
          </table:table-cell>
          <table:table-cell table:style-name="Cell82">
            <text:p text:style-name="P149"><text:span text:style-name="T149_1">R</text:span><text:span text:style-name="T149_2">$150,00</text:span></text:p>
          </table:table-cell>
          <table:table-cell table:style-name="Cell83">
            <text:p text:style-name="P150"><text:span text:style-name="T150_1">12</text:span></text:p>
          </table:table-cell>
          <table:table-cell table:style-name="Cell84">
            <text:p text:style-name="P151"><text:span text:style-name="T151_1">Horas</text:span></text:p>
          </table:table-cell>
          <table:table-cell table:style-name="Cell85">
            <text:p text:style-name="P152"><text:span text:style-name="T152_1">R</text:span><text:span text:style-name="T152_2">$1.800,00</text:span></text:p>
          </table:table-cell>
        </table:table-row>
        <table:table-row table:style-name="Row20">
          <table:table-cell table:style-name="Cell86">
            <text:p text:style-name="P153"><text:span text:style-name="T153_1">Development</text:span><text:span text:style-name="T153_2"><text:s/></text:span><text:span text:style-name="T153_3">Team</text:span></text:p>
          </table:table-cell>
          <table:table-cell table:style-name="Cell87">
            <text:p text:style-name="P154"><text:span text:style-name="T154_1">Lucas</text:span><text:span text:style-name="T154_2"><text:s/></text:span><text:span text:style-name="T154_3">Vinicios</text:span></text:p>
          </table:table-cell>
          <table:table-cell table:style-name="Cell88">
            <text:p text:style-name="P155"><text:span text:style-name="T155_1">R</text:span><text:span text:style-name="T155_2">$150,00</text:span></text:p>
          </table:table-cell>
          <table:table-cell table:style-name="Cell89">
            <text:p text:style-name="P156"><text:span text:style-name="T156_1">12</text:span></text:p>
          </table:table-cell>
          <table:table-cell table:style-name="Cell90">
            <text:p text:style-name="P157"><text:span text:style-name="T157_1">Horas</text:span></text:p>
          </table:table-cell>
          <table:table-cell table:style-name="Cell91">
            <text:p text:style-name="P158"><text:span text:style-name="T158_1">R</text:span><text:span text:style-name="T158_2">$1.800,00</text:span></text:p>
          </table:table-cell>
        </table:table-row>
        <table:table-row table:style-name="Row21">
          <table:table-cell table:style-name="Cell92">
            <text:p text:style-name="P159"><text:span text:style-name="T159_1">Development</text:span><text:span text:style-name="T159_2"><text:s/></text:span><text:span text:style-name="T159_3">Team</text:span></text:p>
          </table:table-cell>
          <table:table-cell table:style-name="Cell93">
            <text:p text:style-name="P160"><text:span text:style-name="T160_1">Joao</text:span><text:span text:style-name="T160_2"><text:s/></text:span><text:span text:style-name="T160_3">Henrique</text:span></text:p>
          </table:table-cell>
          <table:table-cell table:style-name="Cell94">
            <text:p text:style-name="P161"><text:span text:style-name="T161_1">R</text:span><text:span text:style-name="T161_2">$150,00</text:span></text:p>
          </table:table-cell>
          <table:table-cell table:style-name="Cell95">
            <text:p text:style-name="P162"><text:span text:style-name="T162_1">12</text:span></text:p>
          </table:table-cell>
          <table:table-cell table:style-name="Cell96">
            <text:p text:style-name="P163"><text:span text:style-name="T163_1">Horas</text:span></text:p>
          </table:table-cell>
          <table:table-cell table:style-name="Cell97">
            <text:p text:style-name="P164"><text:span text:style-name="T164_1">R</text:span><text:span text:style-name="T164_2">$1.800,00</text:span></text:p>
          </table:table-cell>
        </table:table-row>
        <table:table-row table:style-name="Row22">
          <table:table-cell table:style-name="Cell98">
            <text:p text:style-name="P165"><text:span text:style-name="T165_1">Development</text:span><text:span text:style-name="T165_2"><text:s/></text:span><text:span text:style-name="T165_3">Team</text:span></text:p>
          </table:table-cell>
          <table:table-cell table:style-name="Cell99">
            <text:p text:style-name="P166"><text:span text:style-name="T166_1">Pedro</text:span><text:span text:style-name="T166_2"><text:s/></text:span><text:span text:style-name="T166_3">Victor</text:span></text:p>
          </table:table-cell>
          <table:table-cell table:style-name="Cell100">
            <text:p text:style-name="P167"><text:span text:style-name="T167_1">R</text:span><text:span text:style-name="T167_2">$150,00</text:span></text:p>
          </table:table-cell>
          <table:table-cell table:style-name="Cell101">
            <text:p text:style-name="P168"><text:span text:style-name="T168_1">12</text:span></text:p>
          </table:table-cell>
          <table:table-cell table:style-name="Cell102">
            <text:p text:style-name="P169"><text:span text:style-name="T169_1">Horas</text:span></text:p>
          </table:table-cell>
          <table:table-cell table:style-name="Cell103">
            <text:p text:style-name="P170"><text:span text:style-name="T170_1">R</text:span><text:span text:style-name="T170_2">$1.800,00</text:span></text:p>
          </table:table-cell>
        </table:table-row>
        <table:table-row table:style-name="Row23">
          <table:table-cell table:style-name="Cell104">
            <text:p text:style-name="P171"><text:span text:style-name="T171_1">Gerente</text:span><text:span text:style-name="T171_2"><text:s/></text:span><text:span text:style-name="T171_3">de</text:span><text:span text:style-name="T171_4"><text:s/></text:span><text:span text:style-name="T171_5">Configuraçao</text:span></text:p>
          </table:table-cell>
          <table:table-cell table:style-name="Cell105">
            <text:p text:style-name="P172"><text:span text:style-name="T172_1">Igor</text:span><text:span text:style-name="T172_2"><text:s/></text:span><text:span text:style-name="T172_3">Queiroz</text:span></text:p>
          </table:table-cell>
          <table:table-cell table:style-name="Cell106">
            <text:p text:style-name="P173"><text:span text:style-name="T173_1">R</text:span><text:span text:style-name="T173_2">$200,00</text:span></text:p>
          </table:table-cell>
          <table:table-cell table:style-name="Cell107">
            <text:p text:style-name="P174"><text:span text:style-name="T174_1">12</text:span></text:p>
          </table:table-cell>
          <table:table-cell table:style-name="Cell108">
            <text:p text:style-name="P175"><text:span text:style-name="T175_1">Horas</text:span></text:p>
          </table:table-cell>
          <table:table-cell table:style-name="Cell109">
            <text:p text:style-name="P176"><text:span text:style-name="T176_1">R</text:span><text:span text:style-name="T176_2">$1.800,00</text:span></text:p>
          </table:table-cell>
        </table:table-row>
      </table:table>
      <text:p text:style-name="P177"/>
      <text:h text:style-name="P178" text:outline-level="10"><text:bookmark-start text:name="h.35nkun2"/><text:bookmark-end text:name="h.35nkun2"/><text:span text:style-name="T178_1">8.2<text:s/></text:span><text:span text:style-name="T178_2">Custos</text:span><text:span text:style-name="T178_3"><text:s/></text:span><text:span text:style-name="T178_4">diretos</text:span><text:span text:style-name="T178_5"><text:s/></text:span><text:span text:style-name="T178_6">por</text:span><text:span text:style-name="T178_7"><text:s/></text:span><text:span text:style-name="T178_8">Atividade</text:span><text:span text:style-name="T178_9">/</text:span><text:span text:style-name="T178_10">Recurso</text:span></text:h>
      <text:p text:style-name="P179"><text:span text:style-name="T179_1"><text:tab/><text:s/><text:tab/><text:s/><text:tab/></text:span></text:p>
      <text:p text:style-name="P180"><text:span text:style-name="T180_1">Não</text:span><text:span text:style-name="T180_2"><text:s/></text:span><text:span text:style-name="T180_3">se</text:span><text:span text:style-name="T180_4"><text:s/></text:span><text:span text:style-name="T180_5">aplica</text:span><text:span text:style-name="T180_6">.</text:span></text:p>
      <text:p text:style-name="P181"/>
      <text:h text:style-name="P182" text:outline-level="10"><text:bookmark-start text:name="h.1ksv4uv"/><text:bookmark-end text:name="h.1ksv4uv"/><text:span text:style-name="T182_1">9.<text:s/></text:span><text:span text:style-name="T182_2">Aprovação</text:span></text:h>
      <text:p text:style-name="P183"/>
      <text:p text:style-name="P184"><text:span text:style-name="T184_1">As</text:span><text:span text:style-name="T184_2"><text:s/></text:span><text:span text:style-name="T184_3">partes</text:span><text:span text:style-name="T184_4"><text:s/></text:span><text:span text:style-name="T184_5">a</text:span><text:span text:style-name="T184_6"><text:s/></text:span><text:span text:style-name="T184_7">seguir</text:span><text:span text:style-name="T184_8"><text:s/></text:span><text:span text:style-name="T184_9">relacionadas</text:span><text:span text:style-name="T184_10"><text:s/></text:span><text:span text:style-name="T184_11">concordam</text:span><text:span text:style-name="T184_12"><text:s/></text:span><text:span text:style-name="T184_13">com</text:span><text:span text:style-name="T184_14"><text:s/></text:span><text:span text:style-name="T184_15">o</text:span><text:span text:style-name="T184_16"><text:s/></text:span><text:span text:style-name="T184_17">conteudo</text:span><text:span text:style-name="T184_18"><text:s/></text:span><text:span text:style-name="T184_19">deste</text:span><text:span text:style-name="T184_20"><text:s/></text:span><text:span text:style-name="T184_21">Documento</text:span><text:span text:style-name="T184_22"><text:s/></text:span><text:span text:style-name="T184_23">de</text:span><text:span text:style-name="T184_24"><text:s/></text:span><text:span text:style-name="T184_25">Estimativa</text:span><text:span text:style-name="T184_26">:</text:span></text:p>
      <text:p text:style-name="P185"/>
      <text:p text:style-name="P186"/>
      <table:table table:style-name="Table4">
        <table:table-column table:style-name="Column14"/>
        <table:table-column table:style-name="Column15"/>
        <table:table-column table:style-name="Column16"/>
        <table:table-column table:style-name="Column17"/>
        <table:table-row table:style-name="Row24">
          <table:table-cell table:style-name="Cell110">
            <text:p text:style-name="P187"><text:span text:style-name="T187_1">Nome</text:span></text:p>
          </table:table-cell>
          <table:table-cell table:style-name="Cell111">
            <text:p text:style-name="P188"><text:span text:style-name="T188_1">Responsabilidade</text:span></text:p>
          </table:table-cell>
          <table:table-cell table:style-name="Cell112">
            <text:p text:style-name="P189"><text:span text:style-name="T189_1">Data</text:span></text:p>
          </table:table-cell>
          <table:table-cell table:style-name="Cell113">
            <text:p text:style-name="P190"><text:span text:style-name="T190_1">Assinatura</text:span></text:p>
          </table:table-cell>
        </table:table-row>
        <table:table-row table:style-name="Row25">
          <table:table-cell table:style-name="Cell114">
            <text:p text:style-name="P191"><text:span text:style-name="T191_1">Guilherme</text:span><text:span text:style-name="T191_2"><text:s/></text:span><text:span text:style-name="T191_3">Caixeta</text:span></text:p>
          </table:table-cell>
          <table:table-cell table:style-name="Cell115">
            <text:p text:style-name="P192"><text:span text:style-name="T192_1">Scrum</text:span><text:span text:style-name="T192_2"><text:s/></text:span><text:span text:style-name="T192_3">Master</text:span><text:span text:style-name="T192_4"><text:s/></text:span><text:span text:style-name="T192_5">e</text:span><text:span text:style-name="T192_6"><text:s/></text:span><text:span text:style-name="T192_7">Product</text:span><text:span text:style-name="T192_8"><text:s/></text:span><text:span text:style-name="T192_9">Owner</text:span></text:p>
          </table:table-cell>
          <table:table-cell table:style-name="Cell116">
            <text:p text:style-name="P193"/>
          </table:table-cell>
          <table:table-cell table:style-name="Cell117">
            <text:p text:style-name="P194"/>
          </table:table-cell>
        </table:table-row>
        <table:table-row table:style-name="Row26">
          <table:table-cell table:style-name="Cell118">
            <text:p text:style-name="P195"><text:span text:style-name="T195_1">Gabriel</text:span><text:span text:style-name="T195_2"><text:s/></text:span><text:span text:style-name="T195_3">Barbosa</text:span></text:p>
          </table:table-cell>
          <table:table-cell table:style-name="Cell119">
            <text:p text:style-name="P196"><text:span text:style-name="T196_1">Development</text:span><text:span text:style-name="T196_2"><text:s/></text:span><text:span text:style-name="T196_3">Team</text:span><text:span text:style-name="T196_4"><text:s/></text:span><text:span text:style-name="T196_5">e</text:span><text:span text:style-name="T196_6"><text:s/></text:span><text:span text:style-name="T196_7">Product</text:span><text:span text:style-name="T196_8"><text:s/></text:span><text:span text:style-name="T196_9">Owner</text:span></text:p>
          </table:table-cell>
          <table:table-cell table:style-name="Cell120">
            <text:p text:style-name="P197"/>
          </table:table-cell>
          <table:table-cell table:style-name="Cell121">
            <text:p text:style-name="P198"/>
          </table:table-cell>
        </table:table-row>
        <table:table-row table:style-name="Row27">
          <table:table-cell table:style-name="Cell122">
            <text:p text:style-name="P199"><text:span text:style-name="T199_1">Lucas</text:span><text:span text:style-name="T199_2"><text:s/></text:span><text:span text:style-name="T199_3">Vinicios</text:span></text:p>
          </table:table-cell>
          <table:table-cell table:style-name="Cell123">
            <text:p text:style-name="P200"><text:span text:style-name="T200_1">Development</text:span><text:span text:style-name="T200_2"><text:s/></text:span><text:span text:style-name="T200_3">Team</text:span></text:p>
          </table:table-cell>
          <table:table-cell table:style-name="Cell124">
            <text:p text:style-name="P201"/>
          </table:table-cell>
          <table:table-cell table:style-name="Cell125">
            <text:p text:style-name="P202"/>
          </table:table-cell>
        </table:table-row>
      </table:table>
      <text:p text:style-name="P20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break-before="auto" fo:text-indent="0cm" fo:line-height="115%" fo:margin-top="0.353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Trebuchet MS" fo:font-size="16pt" style:font-name-asian="Trebuchet MS" style:font-size-asian="16pt" style:font-name-complex="Trebuchet MS" style:font-size-complex="16pt" fo:font-weight="normal" style:font-weight-asian="normal" style:font-weight-complex="normal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15%" fo:margin-top="0.353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15%" fo:margin-top="0.282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 style:text-underline-style="none"/>
    </style:style>
    <style:style style:name="Heading_20_4" style:display-name="Heading 4" style:family="paragraph" style:parent-style-name="Standard">
      <style:paragraph-properties fo:text-align="left" fo:break-before="auto" fo:text-indent="0cm" fo:line-height="115%" fo:margin-top="0.282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solid" style:text-underline-color="font-color"/>
    </style:style>
    <style:style style:name="Heading_20_5" style:display-name="Heading 5" style:family="paragraph" style:parent-style-name="Standard">
      <style:paragraph-properties fo:text-align="left" fo:break-before="auto" fo:text-indent="0cm" fo:line-height="115%" fo:margin-top="0.282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15%" fo:margin-top="0.282cm" fo:margin-bottom="0cm" fo:margin-left="0cm" fo:margin-right="0cm" fo:keep-with-next="always" fo:keep-together="always" fo:orphans="2" fo:widows="2" style:writing-mode="lr-tb"/>
      <style:text-properties style:text-line-through-style="none"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left" fo:break-before="auto" fo:text-indent="0cm" fo:line-height="115%" fo:margin-top="0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Trebuchet MS" fo:font-size="21pt" style:font-name-asian="Trebuchet MS" style:font-size-asian="21pt" style:font-name-complex="Trebuchet MS" style:font-size-complex="21pt" fo:font-weight="normal" style:font-weight-asian="normal" style:font-weight-complex="normal" style:text-underline-style="none"/>
    </style:style>
    <style:style style:name="Subtitle" style:family="paragraph" style:parent-style-name="Standard">
      <style:paragraph-properties fo:text-align="left" fo:break-before="auto" fo:text-indent="0cm" fo:line-height="115%" fo:margin-top="0cm" fo:margin-bottom="0.353cm" fo:margin-left="0cm" fo:margin-right="0cm" fo:keep-with-next="always" fo:keep-together="always" fo:orphans="2" fo:widows="2" style:writing-mode="lr-tb"/>
      <style:text-properties style:text-line-through-style="none"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 fo:font-weight="normal" style:font-weight-asian="normal" style:font-weight-complex="normal" style:text-underline-style="none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min-label-width="1.27cm" text:min-label-distance="0.635cm" fo:text-align="end"/>
        <style:text-properties style:text-underline-style="none"/>
      </text:list-level-style-number>
      <text:list-level-style-number style:num-format="1" text:display-levels="2" text:style-name="List1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display-levels="3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display-levels="4" text:style-name="List1Level3" style:num-suffix="." text:level="4">
        <style:list-level-properties text:min-label-width="5.08cm" text:min-label-distance="0.635cm" fo:text-align="end"/>
        <style:text-properties style:text-underline-style="none"/>
      </text:list-level-style-number>
      <text:list-level-style-number style:num-format="1" text:display-levels="5" text:style-name="List1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display-levels="6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display-levels="7" text:style-name="List1Level6" style:num-suffix=".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1" text:display-levels="8" text:style-name="List1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display-levels="9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text-indent="0cm" fo:line-height="115%" fo:margin-top="1.27cm" fo:margin-left="5.08cm" style:writing-mode="lr-tb"/>
    </style:style>
    <style:style style:name="Table1" style:family="table">
      <style:table-properties table:align="left" style:width="15.928cm" fo:margin-left="-0.353cm"/>
    </style:style>
    <style:style style:name="Column1" style:family="table-column">
      <style:table-column-properties style:column-width="9.393cm"/>
    </style:style>
    <style:style style:name="Column2" style:family="table-column">
      <style:table-column-properties style:column-width="6.53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" style:family="paragraph" style:parent-style-name="Standard">
      <style:paragraph-properties fo:text-align="left" fo:break-before="auto" fo:text-indent="0cm" fo:line-height="100%" fo:margin-top="1.27cm" fo:margin-bottom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" style:family="paragraph" style:parent-style-name="Standard">
      <style:paragraph-properties fo:text-align="left" fo:break-before="auto" fo:text-indent="1.27cm" fo:line-height="100%" fo:margin-top="1.27cm" fo:margin-bottom="0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" style:family="paragraph" style:parent-style-name="Standard">
      <style:paragraph-properties fo:text-align="left" fo:break-before="auto" fo:text-indent="0cm" fo:line-height="100%" fo:margin-top="1.27cm" fo:margin-bottom="0cm" fo:margin-left="0cm" fo:margin-right="0cm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left" fo:break-before="auto" fo:text-indent="1.27cm" fo:line-height="100%" fo:margin-top="1.27cm" fo:margin-bottom="0cm" fo:margin-left="0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text-indent="0cm" fo:line-height="100%" fo:margin-top="1.27cm" fo:margin-bottom="0.106cm" fo:margin-left="0cm" style:writing-mode="lr-tb"/>
    </style:style>
    <style:style style:name="P7" style:family="paragraph" style:parent-style-name="Standard">
      <style:paragraph-properties fo:text-align="right" fo:break-before="auto" fo:line-height="115%" fo:margin-bottom="1.27cm" style:writing-mode="lr-tb"/>
    </style:style>
    <style:style style:name="T7_1" style:family="text">
      <style:text-properties fo:font-style="italic" style:font-style-asian="italic" style:font-style-complex="italic" fo:font-size="8pt" style:font-size-asian="8pt" style:font-size-complex="8pt"/>
    </style:style>
    <style:style style:name="T7_2" style:family="text">
      <style:text-properties fo:font-style="italic" style:font-style-asian="italic" style:font-style-complex="italic" fo:font-size="8pt" style:font-size-asian="8pt" style:font-size-complex="8pt"/>
    </style:style>
    <style:style style:name="T7_3" style:family="text"/>
    <style:style style:name="T7_4" style:family="text">
      <style:text-properties fo:font-style="italic" style:font-style-asian="italic" style:font-style-complex="italic" fo:font-size="8pt" style:font-size-asian="8pt" style:font-size-complex="8pt"/>
    </style:style>
    <style:style style:name="T7_5" style:family="text">
      <style:text-properties fo:font-style="italic" style:font-style-asian="italic" style:font-style-complex="italic" fo:font-size="8pt" style:font-size-asian="8pt" style:font-size-complex="8pt"/>
    </style:style>
    <style:style style:name="T7_6" style:family="text">
      <style:text-properties fo:font-style="italic" style:font-style-asian="italic" style:font-style-complex="italic" fo:font-size="8pt" style:font-size-asian="8pt" style:font-size-complex="8pt"/>
    </style:style>
    <style:style style:name="T7_7" style:family="text"/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row table:style-name="Row1">
            <table:table-cell table:style-name="Cell1">
              <text:p text:style-name="P2"><text:span text:style-name="T2_1">Método</text:span><text:span text:style-name="T2_2"><text:s/></text:span><text:span text:style-name="T2_3">de</text:span><text:span text:style-name="T2_4"><text:s/></text:span><text:span text:style-name="T2_5">Estimativa</text:span><text:span text:style-name="T2_6"><text:s/>-<text:s/></text:span><text:span text:style-name="T2_7">SisComp</text:span></text:p>
            </table:table-cell>
            <table:table-cell table:style-name="Cell2">
              <text:p text:style-name="P3"><text:span text:style-name="T3_1">Versão</text:span><text:span text:style-name="T3_2">:<text:s/>1.1</text:span></text:p>
            </table:table-cell>
          </table:table-row>
          <table:table-row table:style-name="Row2">
            <table:table-cell table:style-name="Cell3">
              <text:p text:style-name="P4"><text:span text:style-name="T4_1">Organização</text:span><text:span text:style-name="T4_2">:<text:s/></text:span><text:span text:style-name="T4_3">Team</text:span></text:p>
            </table:table-cell>
            <table:table-cell table:style-name="Cell4">
              <text:p text:style-name="P5"><text:span text:style-name="T5_1">Data</text:span><text:span text:style-name="T5_2">:<text:s/>11/02/2016</text:span></text:p>
            </table:table-cell>
          </table:table-row>
        </table:table>
        <text:p text:style-name="P6"/>
      </style:header>
      <style:footer>
        <text:p text:style-name="P7"><text:span text:style-name="T7_1">Página</text:span><text:span text:style-name="T7_2"><text:s/></text:span><text:span text:style-name="T7_3"><text:page-number text:select-page="current"/></text:span><text:span text:style-name="T7_4"><text:s/></text:span><text:span text:style-name="T7_5">de</text:span><text:span text:style-name="T7_6"><text:s/></text:span><text:span text:style-name="T7_7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